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buja" table:style-name="ta1">
        <table:shapes>
          <draw:frame draw:z-index="0" draw:style-name="gr1" draw:text-style-name="P1" svg:width="16.751cm" svg:height="9.754cm" svg:x="14.65cm" svg:y="1.058cm">
            <draw:object draw:notify-on-update-of-ranges="Burbuja.A3:Burbuja.A23 Burbuja.B2:Burbuja.B2 Burbuja.B3:Burbuja.B23 Burbuja.C2:Burbuja.C2 Burbuja.C3:Burbuja.C23 Burbuja.D2:Burbuja.D2 Burbuja.D3:Burbuja.D23 Burbuja.E2:Burbuja.E2 Burbuja.E3:Burbuja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6377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13500" calcext:value-type="float">
            <text:p>14413500</text:p>
          </table:table-cell>
          <table:table-cell office:value-type="float" office:value="2910700" calcext:value-type="float">
            <text:p>2910700</text:p>
          </table:table-cell>
          <table:table-cell office:value-type="float" office:value="8936600" calcext:value-type="float">
            <text:p>8936600</text:p>
          </table:table-cell>
          <table:table-cell table:formula="of:=([.B3]+[.C3]+[.D3])/3" office:value-type="float" office:value="8753600" calcext:value-type="float">
            <text:p>8753600</text:p>
          </table:table-cell>
          <table:table-cell table:number-columns-repeated="1637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144700" calcext:value-type="float">
            <text:p>63144700</text:p>
          </table:table-cell>
          <table:table-cell office:value-type="float" office:value="75286100" calcext:value-type="float">
            <text:p>75286100</text:p>
          </table:table-cell>
          <table:table-cell office:value-type="float" office:value="77395900" calcext:value-type="float">
            <text:p>77395900</text:p>
          </table:table-cell>
          <table:table-cell table:style-name="ce6" office:value-type="float" office:value="71942233" calcext:value-type="float">
            <text:p>71942233</text:p>
          </table:table-cell>
          <table:table-cell table:number-columns-repeated="1637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2014900" calcext:value-type="float">
            <text:p>292014900</text:p>
          </table:table-cell>
          <table:table-cell office:value-type="float" office:value="328551700" calcext:value-type="float">
            <text:p>328551700</text:p>
          </table:table-cell>
          <table:table-cell office:value-type="float" office:value="302566100" calcext:value-type="float">
            <text:p>302566100</text:p>
          </table:table-cell>
          <table:table-cell table:formula="of:=([.B5]+[.C5]+[.D5])/3" office:value-type="float" office:value="307710900" calcext:value-type="float">
            <text:p>307710900</text:p>
          </table:table-cell>
          <table:table-cell table:number-columns-repeated="1637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58406600" calcext:value-type="float">
            <text:p>658406600</text:p>
          </table:table-cell>
          <table:table-cell office:value-type="float" office:value="646176600" calcext:value-type="float">
            <text:p>646176600</text:p>
          </table:table-cell>
          <table:table-cell office:value-type="float" office:value="602252300" calcext:value-type="float">
            <text:p>602252300</text:p>
          </table:table-cell>
          <table:table-cell office:value-type="float" office:value="635609633" calcext:value-type="float">
            <text:p>635609633</text:p>
          </table:table-cell>
          <table:table-cell table:number-columns-repeated="1637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67598100" calcext:value-type="float">
            <text:p>1067598100</text:p>
          </table:table-cell>
          <table:table-cell office:value-type="float" office:value="1065380600" calcext:value-type="float">
            <text:p>1065380600</text:p>
          </table:table-cell>
          <table:table-cell office:value-type="float" office:value="1057207400" calcext:value-type="float">
            <text:p>1057207400</text:p>
          </table:table-cell>
          <table:table-cell table:formula="of:=([.B7]+[.C7]+[.D7])/3" office:value-type="float" office:value="1063395366.66667" calcext:value-type="float">
            <text:p>1063395366,66667</text:p>
          </table:table-cell>
          <table:table-cell table:number-columns-repeated="1637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84512100" calcext:value-type="float">
            <text:p>1684512100</text:p>
          </table:table-cell>
          <table:table-cell office:value-type="float" office:value="1754500700" calcext:value-type="float">
            <text:p>1754500700</text:p>
          </table:table-cell>
          <table:table-cell office:value-type="float" office:value="1672687100" calcext:value-type="float">
            <text:p>1672687100</text:p>
          </table:table-cell>
          <table:table-cell table:formula="of:=([.B8]+[.C8]+[.D8])/3" office:value-type="float" office:value="1703899966.66667" calcext:value-type="float">
            <text:p>1703899966,66667</text:p>
          </table:table-cell>
          <table:table-cell table:number-columns-repeated="1637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09612900" calcext:value-type="float">
            <text:p>2409612900</text:p>
          </table:table-cell>
          <table:table-cell office:value-type="float" office:value="2423326709" calcext:value-type="float">
            <text:p>2423326709</text:p>
          </table:table-cell>
          <table:table-cell office:value-type="float" office:value="2429928800" calcext:value-type="float">
            <text:p>2429928800</text:p>
          </table:table-cell>
          <table:table-cell table:formula="of:=([.B9]+[.C9]+[.D9])/3" office:value-type="float" office:value="2420956136.33333" calcext:value-type="float">
            <text:p>2420956136,33333</text:p>
          </table:table-cell>
          <table:table-cell table:number-columns-repeated="16379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96096100" calcext:value-type="float">
            <text:p>3296096100</text:p>
          </table:table-cell>
          <table:table-cell office:value-type="float" office:value="3299172600" calcext:value-type="float">
            <text:p>3299172600</text:p>
          </table:table-cell>
          <table:table-cell office:value-type="float" office:value="3315326300" calcext:value-type="float">
            <text:p>3315326300</text:p>
          </table:table-cell>
          <table:table-cell table:formula="of:=([.B10]+[.C10]+[.D10])/3" office:value-type="float" office:value="3303531666.66667" calcext:value-type="float">
            <text:p>3303531666,66667</text:p>
          </table:table-cell>
          <table:table-cell table:number-columns-repeated="1637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21467300" calcext:value-type="float">
            <text:p>4321467300</text:p>
          </table:table-cell>
          <table:table-cell office:value-type="float" office:value="4315204200" calcext:value-type="float">
            <text:p>4315204200</text:p>
          </table:table-cell>
          <table:table-cell office:value-type="float" office:value="4327823200" calcext:value-type="float">
            <text:p>4327823200</text:p>
          </table:table-cell>
          <table:table-cell table:formula="of:=([.B11]+[.C11]+[.D11])/3" office:value-type="float" office:value="4321498233.33333" calcext:value-type="float">
            <text:p>4321498233,33333</text:p>
          </table:table-cell>
          <table:table-cell table:number-columns-repeated="16379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489693500" calcext:value-type="float">
            <text:p>5489693500</text:p>
          </table:table-cell>
          <table:table-cell office:value-type="float" office:value="6755631700" calcext:value-type="float">
            <text:p>6755631700</text:p>
          </table:table-cell>
          <table:table-cell office:value-type="float" office:value="5475145900" calcext:value-type="float">
            <text:p>5475145900</text:p>
          </table:table-cell>
          <table:table-cell office:value-type="float" office:value="5477885500" calcext:value-type="float">
            <text:p>5477885500</text:p>
          </table:table-cell>
          <table:table-cell table:number-columns-repeated="1637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95870800" calcext:value-type="float">
            <text:p>6795870800</text:p>
          </table:table-cell>
          <table:table-cell office:value-type="float" office:value="6755631709" calcext:value-type="float">
            <text:p>6755631709</text:p>
          </table:table-cell>
          <table:table-cell office:value-type="float" office:value="6769521000" calcext:value-type="float">
            <text:p>6769521000</text:p>
          </table:table-cell>
          <table:table-cell table:formula="of:=([.B13]+[.C13]+[.D13])/3" office:value-type="float" office:value="6773674503" calcext:value-type="float">
            <text:p>6773674503</text:p>
          </table:table-cell>
          <table:table-cell table:number-columns-repeated="16379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215967800" calcext:value-type="float">
            <text:p>8215967800</text:p>
          </table:table-cell>
          <table:table-cell office:value-type="float" office:value="8164960300" calcext:value-type="float">
            <text:p>8164960300</text:p>
          </table:table-cell>
          <table:table-cell office:value-type="float" office:value="8187601400" calcext:value-type="float">
            <text:p>8187601400</text:p>
          </table:table-cell>
          <table:table-cell table:formula="of:=([.B14]+[.C14]+[.D14])/3" office:value-type="float" office:value="8189509833.33333" calcext:value-type="float">
            <text:p>8189509833,33333</text:p>
          </table:table-cell>
          <table:table-cell table:number-columns-repeated="1637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74323000" calcext:value-type="float">
            <text:p>9774323000</text:p>
          </table:table-cell>
          <table:table-cell office:value-type="float" office:value="9786389909" calcext:value-type="float">
            <text:p>9786389909</text:p>
          </table:table-cell>
          <table:table-cell office:value-type="float" office:value="9760073300" calcext:value-type="float">
            <text:p>9760073300</text:p>
          </table:table-cell>
          <table:table-cell table:formula="of:=([.B15]+[.C15]+[.D15])/3" office:value-type="float" office:value="9773595403" calcext:value-type="float">
            <text:p>9773595403</text:p>
          </table:table-cell>
          <table:table-cell table:number-columns-repeated="16379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1468186400" calcext:value-type="float">
            <text:p>11468186400</text:p>
          </table:table-cell>
          <table:table-cell office:value-type="float" office:value="11464272600" calcext:value-type="float">
            <text:p>11464272600</text:p>
          </table:table-cell>
          <table:table-cell office:value-type="float" office:value="11494712700" calcext:value-type="float">
            <text:p>11494712700</text:p>
          </table:table-cell>
          <table:table-cell table:formula="of:=([.B16]+[.C16]+[.D16])/3" office:value-type="float" office:value="11475723900" calcext:value-type="float">
            <text:p>11475723900</text:p>
          </table:table-cell>
          <table:table-cell table:number-columns-repeated="16379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289603300" calcext:value-type="float">
            <text:p>13289603300</text:p>
          </table:table-cell>
          <table:table-cell office:value-type="float" office:value="13242169900" calcext:value-type="float">
            <text:p>13242169900</text:p>
          </table:table-cell>
          <table:table-cell office:value-type="float" office:value="13318311300" calcext:value-type="float">
            <text:p>13318311300</text:p>
          </table:table-cell>
          <table:table-cell table:formula="of:=([.B17]+[.C17]+[.D17])/3" office:value-type="float" office:value="13283361500" calcext:value-type="float">
            <text:p>13283361500</text:p>
          </table:table-cell>
          <table:table-cell table:number-columns-repeated="16379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302327300" calcext:value-type="float">
            <text:p>15302327300</text:p>
          </table:table-cell>
          <table:table-cell office:value-type="float" office:value="15275932000" calcext:value-type="float">
            <text:p>15275932000</text:p>
          </table:table-cell>
          <table:table-cell office:value-type="float" office:value="16378101000" calcext:value-type="float">
            <text:p>16378101000</text:p>
          </table:table-cell>
          <table:table-cell table:formula="of:=([.B18]+[.C18]+[.D18])/3" office:value-type="float" office:value="15652120100" calcext:value-type="float">
            <text:p>15652120100</text:p>
          </table:table-cell>
          <table:table-cell table:number-columns-repeated="16379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176870300" calcext:value-type="float">
            <text:p>18176870300</text:p>
          </table:table-cell>
          <table:table-cell office:value-type="float" office:value="17870607100" calcext:value-type="float">
            <text:p>17870607100</text:p>
          </table:table-cell>
          <table:table-cell office:value-type="float" office:value="17439151800" calcext:value-type="float">
            <text:p>17439151800</text:p>
          </table:table-cell>
          <table:table-cell table:formula="of:=([.B19]+[.C19]+[.D19])/3" office:value-type="float" office:value="17828876400" calcext:value-type="float">
            <text:p>17828876400</text:p>
          </table:table-cell>
          <table:table-cell table:number-columns-repeated="16379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759240800" calcext:value-type="float">
            <text:p>19759240800</text:p>
          </table:table-cell>
          <table:table-cell office:value-type="float" office:value="19709289700" calcext:value-type="float">
            <text:p>19709289700</text:p>
          </table:table-cell>
          <table:table-cell office:value-type="float" office:value="19667534000" calcext:value-type="float">
            <text:p>19667534000</text:p>
          </table:table-cell>
          <table:table-cell table:formula="of:=([.B20]+[.C20]+[.D20])/3" office:value-type="float" office:value="19712021500" calcext:value-type="float">
            <text:p>19712021500</text:p>
          </table:table-cell>
          <table:table-cell table:number-columns-repeated="1637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122472500" calcext:value-type="float">
            <text:p>22122472500</text:p>
          </table:table-cell>
          <table:table-cell office:value-type="float" office:value="22576024300" calcext:value-type="float">
            <text:p>22576024300</text:p>
          </table:table-cell>
          <table:table-cell office:value-type="float" office:value="22178120400" calcext:value-type="float">
            <text:p>22178120400</text:p>
          </table:table-cell>
          <table:table-cell table:formula="of:=([.B21]+[.C21]+[.D21])/3" office:value-type="float" office:value="22292205733.3333" calcext:value-type="float">
            <text:p>22292205733,3333</text:p>
          </table:table-cell>
          <table:table-cell table:number-columns-repeated="16379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4726577600" calcext:value-type="float">
            <text:p>24726577600</text:p>
          </table:table-cell>
          <table:table-cell office:value-type="float" office:value="24680881100" calcext:value-type="float">
            <text:p>24680881100</text:p>
          </table:table-cell>
          <table:table-cell office:value-type="float" office:value="24956509200" calcext:value-type="float">
            <text:p>24956509200</text:p>
          </table:table-cell>
          <table:table-cell table:formula="of:=([.B22]+[.C22]+[.D22])/3" office:value-type="float" office:value="24787989300" calcext:value-type="float">
            <text:p>24787989300</text:p>
          </table:table-cell>
          <table:table-cell table:number-columns-repeated="1637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405128260" calcext:value-type="float">
            <text:p>27405128260</text:p>
          </table:table-cell>
          <table:table-cell office:value-type="float" office:value="27277870000" calcext:value-type="float">
            <text:p>27277870000</text:p>
          </table:table-cell>
          <table:table-cell office:value-type="float" office:value="27399871800" calcext:value-type="float">
            <text:p>27399871800</text:p>
          </table:table-cell>
          <table:table-cell table:formula="of:=([.B23]+[.C23]+[.D23])/3" office:value-type="float" office:value="27360956686.6667" calcext:value-type="float">
            <text:p>27360956686,6667</text:p>
          </table:table-cell>
          <table:table-cell table:number-columns-repeated="16379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637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ce7"/>
          <table:table-cell table:style-name="Default" table:number-columns-repeated="16376"/>
        </table:table-row>
      </table:table>
      <table:table table:name="Selección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table:style-name="ce1" office:value-type="string" calcext:value-type="string">
            <text:p>Media</text:p>
          </table:table-cell>
          <table:table-cell table:style-name="Default">
            <draw:frame draw:z-index="0" draw:style-name="gr1" draw:text-style-name="P1" svg:width="16.751cm" svg:height="9.754cm" svg:x="2.16cm" svg:y="0.277cm">
              <draw:object draw:notify-on-update-of-ranges="Selección.A3:Selección.A23 Selección.B2:Selección.B2 Selección.B3:Selección.B23 Selección.C2:Selección.C2 Selección.C3:Selección.C23 Selección.D2:Selección.D2 Selección.D3:Selección.D23 Selección.E2:Selección.E2 Selección.E3:Selección.E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59300" calcext:value-type="float">
            <text:p>8359300</text:p>
          </table:table-cell>
          <table:table-cell office:value-type="float" office:value="2640900" calcext:value-type="float">
            <text:p>2640900</text:p>
          </table:table-cell>
          <table:table-cell office:value-type="float" office:value="17423600" calcext:value-type="float">
            <text:p>17423600</text:p>
          </table:table-cell>
          <table:table-cell table:formula="of:=([.B3]+[.C3]+[.D3])/3" office:value-type="float" office:value="9474600" calcext:value-type="float">
            <text:p>9474600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801900" calcext:value-type="float">
            <text:p>26801900</text:p>
          </table:table-cell>
          <table:table-cell office:value-type="float" office:value="24080100" calcext:value-type="float">
            <text:p>24080100</text:p>
          </table:table-cell>
          <table:table-cell office:value-type="float" office:value="21837500" calcext:value-type="float">
            <text:p>21837500</text:p>
          </table:table-cell>
          <table:table-cell office:value-type="float" office:value="24239833" calcext:value-type="float">
            <text:p>24239833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2271800" calcext:value-type="float">
            <text:p>72271800</text:p>
          </table:table-cell>
          <table:table-cell office:value-type="float" office:value="93269200" calcext:value-type="float">
            <text:p>93269200</text:p>
          </table:table-cell>
          <table:table-cell office:value-type="float" office:value="81142000" calcext:value-type="float">
            <text:p>81142000</text:p>
          </table:table-cell>
          <table:table-cell office:value-type="float" office:value="82224666" calcext:value-type="float">
            <text:p>82224666</text:p>
          </table:table-cell>
          <table:table-cell table:number-columns-repeated="8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8028200" calcext:value-type="float">
            <text:p>188028200</text:p>
          </table:table-cell>
          <table:table-cell office:value-type="float" office:value="176809400" calcext:value-type="float">
            <text:p>176809400</text:p>
          </table:table-cell>
          <table:table-cell office:value-type="float" office:value="246349700" calcext:value-type="float">
            <text:p>246349700</text:p>
          </table:table-cell>
          <table:table-cell table:formula="of:=([.B6]+[.C6]+[.D6])/3" office:value-type="float" office:value="203729100" calcext:value-type="float">
            <text:p>203729100</text:p>
          </table:table-cell>
          <table:table-cell table:number-columns-repeated="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3094800" calcext:value-type="float">
            <text:p>343094800</text:p>
          </table:table-cell>
          <table:table-cell office:value-type="float" office:value="365906909" calcext:value-type="float">
            <text:p>365906909</text:p>
          </table:table-cell>
          <table:table-cell office:value-type="float" office:value="310137100" calcext:value-type="float">
            <text:p>310137100</text:p>
          </table:table-cell>
          <table:table-cell office:value-type="float" office:value="339712933" calcext:value-type="float">
            <text:p>339712933</text:p>
          </table:table-cell>
          <table:table-cell table:number-columns-repeated="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36436500" calcext:value-type="float">
            <text:p>436436500</text:p>
          </table:table-cell>
          <table:table-cell office:value-type="float" office:value="408752300" calcext:value-type="float">
            <text:p>408752300</text:p>
          </table:table-cell>
          <table:table-cell office:value-type="float" office:value="350276700" calcext:value-type="float">
            <text:p>350276700</text:p>
          </table:table-cell>
          <table:table-cell table:formula="of:=([.B8]+[.C8]+[.D8])/3" office:value-type="float" office:value="398488500" calcext:value-type="float">
            <text:p>398488500</text:p>
          </table:table-cell>
          <table:table-cell table:number-columns-repeated="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9771400" calcext:value-type="float">
            <text:p>509771400</text:p>
          </table:table-cell>
          <table:table-cell office:value-type="float" office:value="485731300" calcext:value-type="float">
            <text:p>485731300</text:p>
          </table:table-cell>
          <table:table-cell office:value-type="float" office:value="485817800" calcext:value-type="float">
            <text:p>485817800</text:p>
          </table:table-cell>
          <table:table-cell table:formula="of:=([.B9]+[.C9]+[.D9])/3" office:value-type="float" office:value="493773500" calcext:value-type="float">
            <text:p>493773500</text:p>
          </table:table-cell>
          <table:table-cell table:number-columns-repeated="8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68047000" calcext:value-type="float">
            <text:p>668047000</text:p>
          </table:table-cell>
          <table:table-cell office:value-type="float" office:value="652101100" calcext:value-type="float">
            <text:p>652101100</text:p>
          </table:table-cell>
          <table:table-cell office:value-type="float" office:value="691680200" calcext:value-type="float">
            <text:p>691680200</text:p>
          </table:table-cell>
          <table:table-cell table:formula="of:=([.B10]+[.C10]+[.D10])/3" office:value-type="float" office:value="670609433.333333" calcext:value-type="float">
            <text:p>670609433,333333</text:p>
          </table:table-cell>
          <table:table-cell table:number-columns-repeated="8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53145300" calcext:value-type="float">
            <text:p>853145300</text:p>
          </table:table-cell>
          <table:table-cell office:value-type="float" office:value="848240900" calcext:value-type="float">
            <text:p>848240900</text:p>
          </table:table-cell>
          <table:table-cell office:value-type="float" office:value="850982600" calcext:value-type="float">
            <text:p>850982600</text:p>
          </table:table-cell>
          <table:table-cell table:formula="of:=([.B11]+[.C11]+[.D11])/3" office:value-type="float" office:value="850789600" calcext:value-type="float">
            <text:p>850789600</text:p>
          </table:table-cell>
          <table:table-cell table:number-columns-repeated="8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15843400" calcext:value-type="float">
            <text:p>1115843400</text:p>
          </table:table-cell>
          <table:table-cell office:value-type="float" office:value="1076628000" calcext:value-type="float">
            <text:p>1076628000</text:p>
          </table:table-cell>
          <table:table-cell office:value-type="float" office:value="1105835700" calcext:value-type="float">
            <text:p>1105835700</text:p>
          </table:table-cell>
          <table:table-cell table:formula="of:=([.B12]+[.C12]+[.D12])/3" office:value-type="float" office:value="1099435700" calcext:value-type="float">
            <text:p>1099435700</text:p>
          </table:table-cell>
          <table:table-cell table:number-columns-repeated="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33919300" calcext:value-type="float">
            <text:p>1333919300</text:p>
          </table:table-cell>
          <table:table-cell office:value-type="float" office:value="1330717800" calcext:value-type="float">
            <text:p>1330717800</text:p>
          </table:table-cell>
          <table:table-cell office:value-type="float" office:value="1324741900" calcext:value-type="float">
            <text:p>1324741900</text:p>
          </table:table-cell>
          <table:table-cell table:formula="of:=([.B13]+[.C13]+[.D13])/3" office:value-type="float" office:value="1329793000" calcext:value-type="float">
            <text:p>1329793000</text:p>
          </table:table-cell>
          <table:table-cell table:number-columns-repeated="8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602746400" calcext:value-type="float">
            <text:p>1602746400</text:p>
          </table:table-cell>
          <table:table-cell office:value-type="float" office:value="1605222900" calcext:value-type="float">
            <text:p>1605222900</text:p>
          </table:table-cell>
          <table:table-cell office:value-type="float" office:value="1634870500" calcext:value-type="float">
            <text:p>1634870500</text:p>
          </table:table-cell>
          <table:table-cell table:formula="of:=([.B14]+[.C14]+[.D14])/3" office:value-type="float" office:value="1614279933.33333" calcext:value-type="float">
            <text:p>1614279933,33333</text:p>
          </table:table-cell>
          <table:table-cell table:number-columns-repeated="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908493200" calcext:value-type="float">
            <text:p>1908493200</text:p>
          </table:table-cell>
          <table:table-cell office:value-type="float" office:value="1907341500" calcext:value-type="float">
            <text:p>1907341500</text:p>
          </table:table-cell>
          <table:table-cell office:value-type="float" office:value="1905755200" calcext:value-type="float">
            <text:p>1905755200</text:p>
          </table:table-cell>
          <table:table-cell table:formula="of:=([.B15]+[.C15]+[.D15])/3" office:value-type="float" office:value="1907196633.33333" calcext:value-type="float">
            <text:p>1907196633,33333</text:p>
          </table:table-cell>
          <table:table-cell table:number-columns-repeated="8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62147000" calcext:value-type="float">
            <text:p>2262147000</text:p>
          </table:table-cell>
          <table:table-cell office:value-type="float" office:value="2232797600" calcext:value-type="float">
            <text:p>2232797600</text:p>
          </table:table-cell>
          <table:table-cell office:value-type="float" office:value="2232243200" calcext:value-type="float">
            <text:p>2232243200</text:p>
          </table:table-cell>
          <table:table-cell table:formula="of:=([.B16]+[.C16]+[.D16])/3" office:value-type="float" office:value="2242395933.33333" calcext:value-type="float">
            <text:p>2242395933,33333</text:p>
          </table:table-cell>
          <table:table-cell table:number-columns-repeated="8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04184500" calcext:value-type="float">
            <text:p>3004184500</text:p>
          </table:table-cell>
          <table:table-cell office:value-type="float" office:value="2973333100" calcext:value-type="float">
            <text:p>2973333100</text:p>
          </table:table-cell>
          <table:table-cell office:value-type="float" office:value="2982441300" calcext:value-type="float">
            <text:p>2982441300</text:p>
          </table:table-cell>
          <table:table-cell table:formula="of:=([.B17]+[.C17]+[.D17])/3" office:value-type="float" office:value="2986652966.66667" calcext:value-type="float">
            <text:p>2986652966,66667</text:p>
          </table:table-cell>
          <table:table-cell table:number-columns-repeated="8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424126000" calcext:value-type="float">
            <text:p>3424126000</text:p>
          </table:table-cell>
          <table:table-cell office:value-type="float" office:value="3390891800" calcext:value-type="float">
            <text:p>3390891800</text:p>
          </table:table-cell>
          <table:table-cell office:value-type="float" office:value="3404888900" calcext:value-type="float">
            <text:p>3404888900</text:p>
          </table:table-cell>
          <table:table-cell table:formula="of:=([.B18]+[.C18]+[.D18])/3" office:value-type="float" office:value="3406635566.66667" calcext:value-type="float">
            <text:p>3406635566,66667</text:p>
          </table:table-cell>
          <table:table-cell table:number-columns-repeated="8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424126000" calcext:value-type="float">
            <text:p>3424126000</text:p>
          </table:table-cell>
          <table:table-cell office:value-type="float" office:value="3390891800" calcext:value-type="float">
            <text:p>3390891800</text:p>
          </table:table-cell>
          <table:table-cell office:value-type="float" office:value="3404888900" calcext:value-type="float">
            <text:p>3404888900</text:p>
          </table:table-cell>
          <table:table-cell table:formula="of:=([.B19]+[.C19]+[.D19])/3" office:value-type="float" office:value="3406635566.66667" calcext:value-type="float">
            <text:p>3406635566,66667</text:p>
          </table:table-cell>
          <table:table-cell table:number-columns-repeated="8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850276600" calcext:value-type="float">
            <text:p>3850276600</text:p>
          </table:table-cell>
          <table:table-cell office:value-type="float" office:value="3828928700" calcext:value-type="float">
            <text:p>3828928700</text:p>
          </table:table-cell>
          <table:table-cell office:value-type="float" office:value="3863149200" calcext:value-type="float">
            <text:p>3863149200</text:p>
          </table:table-cell>
          <table:table-cell table:formula="of:=([.B20]+[.C20]+[.D20])/3" office:value-type="float" office:value="3847451500" calcext:value-type="float">
            <text:p>3847451500</text:p>
          </table:table-cell>
          <table:table-cell table:number-columns-repeated="8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802745500" calcext:value-type="float">
            <text:p>4802745500</text:p>
          </table:table-cell>
          <table:table-cell office:value-type="float" office:value="4812997700" calcext:value-type="float">
            <text:p>4812997700</text:p>
          </table:table-cell>
          <table:table-cell office:value-type="float" office:value="4801412900" calcext:value-type="float">
            <text:p>4801412900</text:p>
          </table:table-cell>
          <table:table-cell table:formula="of:=([.B21]+[.C21]+[.D21])/3" office:value-type="float" office:value="4805718700" calcext:value-type="float">
            <text:p>4805718700</text:p>
          </table:table-cell>
          <table:table-cell table:number-columns-repeated="8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802745500" calcext:value-type="float">
            <text:p>4802745500</text:p>
          </table:table-cell>
          <table:table-cell office:value-type="float" office:value="4812997700" calcext:value-type="float">
            <text:p>4812997700</text:p>
          </table:table-cell>
          <table:table-cell office:value-type="float" office:value="4801412900" calcext:value-type="float">
            <text:p>4801412900</text:p>
          </table:table-cell>
          <table:table-cell table:formula="of:=([.B22]+[.C22]+[.D22])/3" office:value-type="float" office:value="4805718700" calcext:value-type="float">
            <text:p>4805718700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347363200" calcext:value-type="float">
            <text:p>5347363200</text:p>
          </table:table-cell>
          <table:table-cell office:value-type="float" office:value="5343753800" calcext:value-type="float">
            <text:p>5343753800</text:p>
          </table:table-cell>
          <table:table-cell office:value-type="float" office:value="5302400900" calcext:value-type="float">
            <text:p>5302400900</text:p>
          </table:table-cell>
          <table:table-cell table:formula="of:=([.B23]+[.C23]+[.D23])/3" office:value-type="float" office:value="5331172633.33333" calcext:value-type="float">
            <text:p>5331172633,33333</text:p>
          </table:table-cell>
          <table:table-cell table:number-columns-repeated="8"/>
        </table:table-row>
      </table:table>
      <table:table table:name="Inserción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6.4cm" svg:height="9.759cm" svg:x="0.793cm" svg:y="0.225cm">
              <draw:object draw:notify-on-update-of-ranges="Inserción.A3:Inserción.A23 Inserción.B2:Inserción.B2 Inserción.B3:Inserción.B23 Inserción.C2:Inserción.C2 Inserción.C3:Inserción.C23 Inserción.D2:Inserción.D2 Inserción.D3:Inserción.D23 Inserción.E2:Inserción.E2 Inserción.E3:Inserción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0494700" calcext:value-type="float">
            <text:p>10494700</text:p>
          </table:table-cell>
          <table:table-cell table:style-name="ce6" office:value-type="float" office:value="3848300" calcext:value-type="float">
            <text:p>3848300</text:p>
          </table:table-cell>
          <table:table-cell table:style-name="ce6" office:value-type="float" office:value="3724200" calcext:value-type="float">
            <text:p>3724200</text:p>
          </table:table-cell>
          <table:table-cell table:style-name="ce6" table:formula="of:=([.B3]+[.C3]+[.D3])/3" office:value-type="float" office:value="6022400" calcext:value-type="float">
            <text:p>60224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28071700" calcext:value-type="float">
            <text:p>28071700</text:p>
          </table:table-cell>
          <table:table-cell table:style-name="ce6" office:value-type="float" office:value="12808400" calcext:value-type="float">
            <text:p>12808400</text:p>
          </table:table-cell>
          <table:table-cell table:style-name="ce6" office:value-type="float" office:value="11413800" calcext:value-type="float">
            <text:p>11413800</text:p>
          </table:table-cell>
          <table:table-cell table:style-name="ce6" table:formula="of:=([.B4]+[.C4]+[.D4])/3" office:value-type="float" office:value="17431300" calcext:value-type="float">
            <text:p>17431300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42742800" calcext:value-type="float">
            <text:p>42742800</text:p>
          </table:table-cell>
          <table:table-cell table:style-name="ce6" office:value-type="float" office:value="41729000" calcext:value-type="float">
            <text:p>41729000</text:p>
          </table:table-cell>
          <table:table-cell table:style-name="ce6" office:value-type="float" office:value="40439000" calcext:value-type="float">
            <text:p>40439000</text:p>
          </table:table-cell>
          <table:table-cell table:style-name="ce6" office:value-type="float" office:value="41636933" calcext:value-type="float">
            <text:p>4163693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6" office:value-type="float" office:value="110559200" calcext:value-type="float">
            <text:p>110559200</text:p>
          </table:table-cell>
          <table:table-cell table:style-name="ce6" office:value-type="float" office:value="95998900" calcext:value-type="float">
            <text:p>95998900</text:p>
          </table:table-cell>
          <table:table-cell table:style-name="ce6" office:value-type="float" office:value="92573900" calcext:value-type="float">
            <text:p>92573900</text:p>
          </table:table-cell>
          <table:table-cell table:style-name="ce6" office:value-type="float" office:value="99710666" calcext:value-type="float">
            <text:p>997106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6" office:value-type="float" office:value="209417100" calcext:value-type="float">
            <text:p>209417100</text:p>
          </table:table-cell>
          <table:table-cell table:style-name="ce6" office:value-type="float" office:value="181997400" calcext:value-type="float">
            <text:p>181997400</text:p>
          </table:table-cell>
          <table:table-cell table:style-name="ce6" office:value-type="float" office:value="175940000" calcext:value-type="float">
            <text:p>175940000</text:p>
          </table:table-cell>
          <table:table-cell table:style-name="ce6" office:value-type="float" office:value="188818166" calcext:value-type="float">
            <text:p>1888181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6" office:value-type="float" office:value="263290500" calcext:value-type="float">
            <text:p>263290500</text:p>
          </table:table-cell>
          <table:table-cell table:style-name="ce6" office:value-type="float" office:value="280403600" calcext:value-type="float">
            <text:p>280403600</text:p>
          </table:table-cell>
          <table:table-cell table:style-name="ce6" office:value-type="float" office:value="282360500" calcext:value-type="float">
            <text:p>282360500</text:p>
          </table:table-cell>
          <table:table-cell table:style-name="ce6" office:value-type="float" office:value="275351533" calcext:value-type="float">
            <text:p>275351533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6" office:value-type="float" office:value="380205100" calcext:value-type="float">
            <text:p>380205100</text:p>
          </table:table-cell>
          <table:table-cell table:style-name="ce6" office:value-type="float" office:value="343405400" calcext:value-type="float">
            <text:p>343405400</text:p>
          </table:table-cell>
          <table:table-cell table:style-name="ce6" office:value-type="float" office:value="310779900" calcext:value-type="float">
            <text:p>310779900</text:p>
          </table:table-cell>
          <table:table-cell table:style-name="ce6" table:formula="of:=([.B9]+[.C9]+[.D9])/3" office:value-type="float" office:value="344796800" calcext:value-type="float">
            <text:p>344796800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6" office:value-type="float" office:value="429254100" calcext:value-type="float">
            <text:p>429254100</text:p>
          </table:table-cell>
          <table:table-cell table:style-name="ce6" office:value-type="float" office:value="421735300" calcext:value-type="float">
            <text:p>421735300</text:p>
          </table:table-cell>
          <table:table-cell table:style-name="ce6" office:value-type="float" office:value="425649600" calcext:value-type="float">
            <text:p>425649600</text:p>
          </table:table-cell>
          <table:table-cell table:style-name="ce6" office:value-type="float" office:value="425546333" calcext:value-type="float">
            <text:p>425546333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6" office:value-type="float" office:value="552902600" calcext:value-type="float">
            <text:p>552902600</text:p>
          </table:table-cell>
          <table:table-cell table:style-name="ce6" office:value-type="float" office:value="580447500" calcext:value-type="float">
            <text:p>580447500</text:p>
          </table:table-cell>
          <table:table-cell table:style-name="ce6" office:value-type="float" office:value="550784000" calcext:value-type="float">
            <text:p>550784000</text:p>
          </table:table-cell>
          <table:table-cell table:style-name="ce6" office:value-type="float" office:value="561378033" calcext:value-type="float">
            <text:p>561378033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96295500" calcext:value-type="float">
            <text:p>696295500</text:p>
          </table:table-cell>
          <table:table-cell office:value-type="float" office:value="710108300" calcext:value-type="float">
            <text:p>710108300</text:p>
          </table:table-cell>
          <table:table-cell office:value-type="float" office:value="697924800" calcext:value-type="float">
            <text:p>697924800</text:p>
          </table:table-cell>
          <table:table-cell table:style-name="Default" office:value-type="float" office:value="701442866" calcext:value-type="float">
            <text:p>7014428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63217000" calcext:value-type="float">
            <text:p>863217000</text:p>
          </table:table-cell>
          <table:table-cell office:value-type="float" office:value="861618900" calcext:value-type="float">
            <text:p>861618900</text:p>
          </table:table-cell>
          <table:table-cell office:value-type="float" office:value="871044500" calcext:value-type="float">
            <text:p>871044500</text:p>
          </table:table-cell>
          <table:table-cell table:style-name="Default" office:value-type="float" office:value="865293466" calcext:value-type="float">
            <text:p>865293466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41906000" calcext:value-type="float">
            <text:p>1041906000</text:p>
          </table:table-cell>
          <table:table-cell office:value-type="float" office:value="1044694700" calcext:value-type="float">
            <text:p>1044694700</text:p>
          </table:table-cell>
          <table:table-cell office:value-type="float" office:value="1055960600" calcext:value-type="float">
            <text:p>1055960600</text:p>
          </table:table-cell>
          <table:table-cell table:formula="of:=([.B14]+[.C14]+[.D14])/3" office:value-type="float" office:value="1047520433.33333" calcext:value-type="float">
            <text:p>1047520433,33333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79930600" calcext:value-type="float">
            <text:p>1279930600</text:p>
          </table:table-cell>
          <table:table-cell office:value-type="float" office:value="1236751800" calcext:value-type="float">
            <text:p>1236751800</text:p>
          </table:table-cell>
          <table:table-cell office:value-type="float" office:value="1282994000" calcext:value-type="float">
            <text:p>1282994000</text:p>
          </table:table-cell>
          <table:table-cell table:formula="of:=([.B15]+[.C15]+[.D15])/3" office:value-type="float" office:value="1266558800" calcext:value-type="float">
            <text:p>12665588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454605700" calcext:value-type="float">
            <text:p>1454605700</text:p>
          </table:table-cell>
          <table:table-cell office:value-type="float" office:value="1470399000" calcext:value-type="float">
            <text:p>1470399000</text:p>
          </table:table-cell>
          <table:table-cell office:value-type="float" office:value="1489556000" calcext:value-type="float">
            <text:p>1489556000</text:p>
          </table:table-cell>
          <table:table-cell table:formula="of:=([.B16]+[.C16]+[.D16])/3" office:value-type="float" office:value="1471520233.33333" calcext:value-type="float">
            <text:p>1471520233,33333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04518700" calcext:value-type="float">
            <text:p>1704518700</text:p>
          </table:table-cell>
          <table:table-cell office:value-type="float" office:value="1689328000" calcext:value-type="float">
            <text:p>1689328000</text:p>
          </table:table-cell>
          <table:table-cell office:value-type="float" office:value="1683864300" calcext:value-type="float">
            <text:p>1683864300</text:p>
          </table:table-cell>
          <table:table-cell table:formula="of:=([.B17]+[.C17]+[.D17])/3" office:value-type="float" office:value="1692570333.33333" calcext:value-type="float">
            <text:p>1692570333,33333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45503700" calcext:value-type="float">
            <text:p>1945503700</text:p>
          </table:table-cell>
          <table:table-cell office:value-type="float" office:value="1953361900" calcext:value-type="float">
            <text:p>1953361900</text:p>
          </table:table-cell>
          <table:table-cell office:value-type="float" office:value="1938929800" calcext:value-type="float">
            <text:p>1938929800</text:p>
          </table:table-cell>
          <table:table-cell table:formula="of:=([.B18]+[.C18]+[.D18])/3" office:value-type="float" office:value="1945931800" calcext:value-type="float">
            <text:p>19459318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199331200" calcext:value-type="float">
            <text:p>2199331200</text:p>
          </table:table-cell>
          <table:table-cell office:value-type="float" office:value="2206452000" calcext:value-type="float">
            <text:p>2206452000</text:p>
          </table:table-cell>
          <table:table-cell office:value-type="float" office:value="2250776600" calcext:value-type="float">
            <text:p>2250776600</text:p>
          </table:table-cell>
          <table:table-cell table:formula="of:=([.B19]+[.C19]+[.D19])/3" office:value-type="float" office:value="2218853266.66667" calcext:value-type="float">
            <text:p>2218853266,66667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489188500" calcext:value-type="float">
            <text:p>2489188500</text:p>
          </table:table-cell>
          <table:table-cell office:value-type="float" office:value="2498074800" calcext:value-type="float">
            <text:p>2498074800</text:p>
          </table:table-cell>
          <table:table-cell office:value-type="float" office:value="2529386400" calcext:value-type="float">
            <text:p>2529386400</text:p>
          </table:table-cell>
          <table:table-cell table:formula="of:=([.B20]+[.C20]+[.D20])/3" office:value-type="float" office:value="2505549900" calcext:value-type="float">
            <text:p>25055499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785768800" calcext:value-type="float">
            <text:p>2785768800</text:p>
          </table:table-cell>
          <table:table-cell office:value-type="float" office:value="2783943200" calcext:value-type="float">
            <text:p>2783943200</text:p>
          </table:table-cell>
          <table:table-cell office:value-type="float" office:value="2809109100" calcext:value-type="float">
            <text:p>2809109100</text:p>
          </table:table-cell>
          <table:table-cell table:formula="of:=([.B21]+[.C21]+[.D21])/3" office:value-type="float" office:value="2792940366.66667" calcext:value-type="float">
            <text:p>2792940366,66667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105263700" calcext:value-type="float">
            <text:p>3105263700</text:p>
          </table:table-cell>
          <table:table-cell office:value-type="float" office:value="3114128900" calcext:value-type="float">
            <text:p>3114128900</text:p>
          </table:table-cell>
          <table:table-cell office:value-type="float" office:value="3122124000" calcext:value-type="float">
            <text:p>3122124000</text:p>
          </table:table-cell>
          <table:table-cell table:formula="of:=([.B22]+[.C22]+[.D22])/3" office:value-type="float" office:value="3113838866.66667" calcext:value-type="float">
            <text:p>3113838866,66667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51866300" calcext:value-type="float">
            <text:p>3451866300</text:p>
          </table:table-cell>
          <table:table-cell office:value-type="float" office:value="3469302400" calcext:value-type="float">
            <text:p>3469302400</text:p>
          </table:table-cell>
          <table:table-cell office:value-type="float" office:value="3443393500" calcext:value-type="float">
            <text:p>3443393500</text:p>
          </table:table-cell>
          <table:table-cell table:formula="of:=([.B23]+[.C23]+[.D23])/3" office:value-type="float" office:value="3454854066.66667" calcext:value-type="float">
            <text:p>3454854066,66667</text:p>
          </table:table-cell>
          <table:table-cell table:number-columns-repeated="2"/>
        </table:table-row>
      </table:table>
      <table:table table:name="ShellSort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6.4cm" svg:height="9.759cm" svg:x="0.223cm" svg:y="0.327cm">
              <draw:object draw:notify-on-update-of-ranges="ShellSort.A3:ShellSort.A23 ShellSort.B2:ShellSort.B2 ShellSort.B3:ShellSort.B23 ShellSort.C2:ShellSort.C2 ShellSort.C3:ShellSort.C23 ShellSort.D2:ShellSort.D2 ShellSort.D3:ShellSort.D23 ShellSort.E2:ShellSort.E2 ShellSort.E3:ShellSort.E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1606000" calcext:value-type="float">
            <text:p>1606000</text:p>
          </table:table-cell>
          <table:table-cell office:value-type="float" office:value="1562000" calcext:value-type="float">
            <text:p>1562000</text:p>
          </table:table-cell>
          <table:table-cell table:formula="of:=([.B3]+[.C3]+[.D3])/3" office:value-type="float" office:value="1627100" calcext:value-type="float">
            <text:p>16271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868700" calcext:value-type="float">
            <text:p>5868700</text:p>
          </table:table-cell>
          <table:table-cell office:value-type="float" office:value="2279500" calcext:value-type="float">
            <text:p>2279500</text:p>
          </table:table-cell>
          <table:table-cell office:value-type="float" office:value="2310300" calcext:value-type="float">
            <text:p>2310300</text:p>
          </table:table-cell>
          <table:table-cell office:value-type="float" office:value="3486166" calcext:value-type="float">
            <text:p>348616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84100" calcext:value-type="float">
            <text:p>2684100</text:p>
          </table:table-cell>
          <table:table-cell office:value-type="float" office:value="2577100" calcext:value-type="float">
            <text:p>2577100</text:p>
          </table:table-cell>
          <table:table-cell office:value-type="float" office:value="2296600" calcext:value-type="float">
            <text:p>2296600</text:p>
          </table:table-cell>
          <table:table-cell office:value-type="float" office:value="2519266" calcext:value-type="float">
            <text:p>25192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680100" calcext:value-type="float">
            <text:p>3680100</text:p>
          </table:table-cell>
          <table:table-cell office:value-type="float" office:value="3653900" calcext:value-type="float">
            <text:p>3653900</text:p>
          </table:table-cell>
          <table:table-cell office:value-type="float" office:value="3542800" calcext:value-type="float">
            <text:p>3542800</text:p>
          </table:table-cell>
          <table:table-cell table:formula="of:=([.B6]+[.C6]+[.D6])/3" office:value-type="float" office:value="3625600" calcext:value-type="float">
            <text:p>36256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876600" calcext:value-type="float">
            <text:p>4876600</text:p>
          </table:table-cell>
          <table:table-cell office:value-type="float" office:value="4822200" calcext:value-type="float">
            <text:p>4822200</text:p>
          </table:table-cell>
          <table:table-cell office:value-type="float" office:value="4710400" calcext:value-type="float">
            <text:p>4710400</text:p>
          </table:table-cell>
          <table:table-cell office:value-type="float" office:value="4803066" calcext:value-type="float">
            <text:p>4803066</text:p>
          </table:table-cell>
          <table:table-cell table:style-name="ce1"/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340700" calcext:value-type="float">
            <text:p>6340700</text:p>
          </table:table-cell>
          <table:table-cell office:value-type="float" office:value="6338600" calcext:value-type="float">
            <text:p>6338600</text:p>
          </table:table-cell>
          <table:table-cell office:value-type="float" office:value="6325300" calcext:value-type="float">
            <text:p>6325300</text:p>
          </table:table-cell>
          <table:table-cell office:value-type="float" office:value="6334866" calcext:value-type="float">
            <text:p>63348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207700" calcext:value-type="float">
            <text:p>8207700</text:p>
          </table:table-cell>
          <table:table-cell office:value-type="float" office:value="8040600" calcext:value-type="float">
            <text:p>8040600</text:p>
          </table:table-cell>
          <table:table-cell office:value-type="float" office:value="8168300" calcext:value-type="float">
            <text:p>8168300</text:p>
          </table:table-cell>
          <table:table-cell office:value-type="float" office:value="8138866" calcext:value-type="float">
            <text:p>8138866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9758200" calcext:value-type="float">
            <text:p>9758200</text:p>
          </table:table-cell>
          <table:table-cell office:value-type="float" office:value="8974400" calcext:value-type="float">
            <text:p>8974400</text:p>
          </table:table-cell>
          <table:table-cell office:value-type="float" office:value="9669500" calcext:value-type="float">
            <text:p>9669500</text:p>
          </table:table-cell>
          <table:table-cell office:value-type="float" office:value="9467366" calcext:value-type="float">
            <text:p>9467366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379700" calcext:value-type="float">
            <text:p>11379700</text:p>
          </table:table-cell>
          <table:table-cell office:value-type="float" office:value="11712900" calcext:value-type="float">
            <text:p>11712900</text:p>
          </table:table-cell>
          <table:table-cell office:value-type="float" office:value="11960000" calcext:value-type="float">
            <text:p>11960000</text:p>
          </table:table-cell>
          <table:table-cell table:formula="of:=([.B11]+[.C11]+[.D11])/3" office:value-type="float" office:value="11684200" calcext:value-type="float">
            <text:p>11684200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2710700" calcext:value-type="float">
            <text:p>12710700</text:p>
          </table:table-cell>
          <table:table-cell office:value-type="float" office:value="13421100" calcext:value-type="float">
            <text:p>13421100</text:p>
          </table:table-cell>
          <table:table-cell office:value-type="float" office:value="14102600" calcext:value-type="float">
            <text:p>14102600</text:p>
          </table:table-cell>
          <table:table-cell office:value-type="float" office:value="13411466" calcext:value-type="float">
            <text:p>134114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465800" calcext:value-type="float">
            <text:p>14465800</text:p>
          </table:table-cell>
          <table:table-cell office:value-type="float" office:value="15485800" calcext:value-type="float">
            <text:p>15485800</text:p>
          </table:table-cell>
          <table:table-cell office:value-type="float" office:value="14730000" calcext:value-type="float">
            <text:p>14730000</text:p>
          </table:table-cell>
          <table:table-cell office:value-type="float" office:value="14893866" calcext:value-type="float">
            <text:p>14893866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4494500" calcext:value-type="float">
            <text:p>14494500</text:p>
          </table:table-cell>
          <table:table-cell office:value-type="float" office:value="14664500" calcext:value-type="float">
            <text:p>14664500</text:p>
          </table:table-cell>
          <table:table-cell office:value-type="float" office:value="14000400" calcext:value-type="float">
            <text:p>14000400</text:p>
          </table:table-cell>
          <table:table-cell office:value-type="float" office:value="14386466" calcext:value-type="float">
            <text:p>1438646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32200" calcext:value-type="float">
            <text:p>15032200</text:p>
          </table:table-cell>
          <table:table-cell office:value-type="float" office:value="16371300" calcext:value-type="float">
            <text:p>16371300</text:p>
          </table:table-cell>
          <table:table-cell office:value-type="float" office:value="17145800" calcext:value-type="float">
            <text:p>17145800</text:p>
          </table:table-cell>
          <table:table-cell table:formula="of:=([.B15]+[.C15]+[.D15])/3" office:value-type="float" office:value="16183100" calcext:value-type="float">
            <text:p>161831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9500200" calcext:value-type="float">
            <text:p>19500200</text:p>
          </table:table-cell>
          <table:table-cell office:value-type="float" office:value="21882800" calcext:value-type="float">
            <text:p>21882800</text:p>
          </table:table-cell>
          <table:table-cell office:value-type="float" office:value="21421700" calcext:value-type="float">
            <text:p>21421700</text:p>
          </table:table-cell>
          <table:table-cell office:value-type="float" office:value="20934900" calcext:value-type="float">
            <text:p>209349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3090800" calcext:value-type="float">
            <text:p>23090800</text:p>
          </table:table-cell>
          <table:table-cell office:value-type="float" office:value="21014300" calcext:value-type="float">
            <text:p>21014300</text:p>
          </table:table-cell>
          <table:table-cell office:value-type="float" office:value="18593000" calcext:value-type="float">
            <text:p>18593000</text:p>
          </table:table-cell>
          <table:table-cell office:value-type="float" office:value="20899366" calcext:value-type="float">
            <text:p>20899366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562700" calcext:value-type="float">
            <text:p>22562700</text:p>
          </table:table-cell>
          <table:table-cell office:value-type="float" office:value="23980500" calcext:value-type="float">
            <text:p>23980500</text:p>
          </table:table-cell>
          <table:table-cell office:value-type="float" office:value="30221000" calcext:value-type="float">
            <text:p>30221000</text:p>
          </table:table-cell>
          <table:table-cell office:value-type="float" office:value="25588066" calcext:value-type="float">
            <text:p>25588066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8823100" calcext:value-type="float">
            <text:p>38823100</text:p>
          </table:table-cell>
          <table:table-cell office:value-type="float" office:value="34023300" calcext:value-type="float">
            <text:p>34023300</text:p>
          </table:table-cell>
          <table:table-cell office:value-type="float" office:value="26980200" calcext:value-type="float">
            <text:p>26980200</text:p>
          </table:table-cell>
          <table:table-cell office:value-type="float" office:value="33275533" calcext:value-type="float">
            <text:p>33275533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5380300" calcext:value-type="float">
            <text:p>25380300</text:p>
          </table:table-cell>
          <table:table-cell office:value-type="float" office:value="25112100" calcext:value-type="float">
            <text:p>25112100</text:p>
          </table:table-cell>
          <table:table-cell office:value-type="float" office:value="22562400" calcext:value-type="float">
            <text:p>22562400</text:p>
          </table:table-cell>
          <table:table-cell table:formula="of:=([.B20]+[.C20]+[.D20])/3" office:value-type="float" office:value="24351600" calcext:value-type="float">
            <text:p>243516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274300" calcext:value-type="float">
            <text:p>26274300</text:p>
          </table:table-cell>
          <table:table-cell office:value-type="float" office:value="30166500" calcext:value-type="float">
            <text:p>30166500</text:p>
          </table:table-cell>
          <table:table-cell office:value-type="float" office:value="30381000" calcext:value-type="float">
            <text:p>30381000</text:p>
          </table:table-cell>
          <table:table-cell table:formula="of:=([.B21]+[.C21]+[.D21])/3" office:value-type="float" office:value="28940600" calcext:value-type="float">
            <text:p>28940600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3381000" calcext:value-type="float">
            <text:p>33381000</text:p>
          </table:table-cell>
          <table:table-cell office:value-type="float" office:value="28007400" calcext:value-type="float">
            <text:p>28007400</text:p>
          </table:table-cell>
          <table:table-cell office:value-type="float" office:value="29063600" calcext:value-type="float">
            <text:p>29063600</text:p>
          </table:table-cell>
          <table:table-cell office:value-type="float" office:value="30150666" calcext:value-type="float">
            <text:p>3015066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194700" calcext:value-type="float">
            <text:p>33194700</text:p>
          </table:table-cell>
          <table:table-cell office:value-type="float" office:value="35130100" calcext:value-type="float">
            <text:p>35130100</text:p>
          </table:table-cell>
          <table:table-cell office:value-type="float" office:value="32035100" calcext:value-type="float">
            <text:p>32035100</text:p>
          </table:table-cell>
          <table:table-cell table:formula="of:=([.B23]+[.C23]+[.D23])/3" office:value-type="float" office:value="33453300" calcext:value-type="float">
            <text:p>33453300</text:p>
          </table:table-cell>
          <table:table-cell table:number-columns-repeated="2"/>
        </table:table-row>
      </table:table>
      <table:table table:name="QuickSort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Tiemp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6.4cm" svg:height="9.759cm" svg:x="1.414cm" svg:y="0.276cm">
              <draw:object draw:notify-on-update-of-ranges="QuickSort.A2:QuickSort.A2 QuickSort.A3:QuickSort.A23 QuickSort.B2:QuickSort.B2 QuickSort.B3:QuickSort.B23 QuickSort.C2:QuickSort.C2 QuickSort.C3:QuickSort.C23 QuickSort.D2:QuickSort.D2 QuickSort.D3:QuickSort.D23 QuickSort.E2:QuickSort.E2 QuickSort.E3:QuickSort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9200" calcext:value-type="float">
            <text:p>1359200</text:p>
          </table:table-cell>
          <table:table-cell office:value-type="float" office:value="346700" calcext:value-type="float">
            <text:p>346700</text:p>
          </table:table-cell>
          <table:table-cell office:value-type="float" office:value="328800" calcext:value-type="float">
            <text:p>328800</text:p>
          </table:table-cell>
          <table:table-cell office:value-type="float" office:value="678233" calcext:value-type="float">
            <text:p>6782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1400" calcext:value-type="float">
            <text:p>1461400</text:p>
          </table:table-cell>
          <table:table-cell office:value-type="float" office:value="1282800" calcext:value-type="float">
            <text:p>1282800</text:p>
          </table:table-cell>
          <table:table-cell office:value-type="float" office:value="1955100" calcext:value-type="float">
            <text:p>1955100</text:p>
          </table:table-cell>
          <table:table-cell office:value-type="float" office:value="1566433" calcext:value-type="float">
            <text:p>15664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22300" calcext:value-type="float">
            <text:p>2122300</text:p>
          </table:table-cell>
          <table:table-cell office:value-type="float" office:value="2136000" calcext:value-type="float">
            <text:p>2136000</text:p>
          </table:table-cell>
          <table:table-cell office:value-type="float" office:value="2186700" calcext:value-type="float">
            <text:p>2186700</text:p>
          </table:table-cell>
          <table:table-cell office:value-type="float" office:value="2148333" calcext:value-type="float">
            <text:p>214833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90500" calcext:value-type="float">
            <text:p>3790500</text:p>
          </table:table-cell>
          <table:table-cell office:value-type="float" office:value="4565000" calcext:value-type="float">
            <text:p>4565000</text:p>
          </table:table-cell>
          <table:table-cell office:value-type="float" office:value="3299400" calcext:value-type="float">
            <text:p>3299400</text:p>
          </table:table-cell>
          <table:table-cell office:value-type="float" office:value="3884966" calcext:value-type="float">
            <text:p>388496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24100" calcext:value-type="float">
            <text:p>4424100</text:p>
          </table:table-cell>
          <table:table-cell office:value-type="float" office:value="4357400" calcext:value-type="float">
            <text:p>4357400</text:p>
          </table:table-cell>
          <table:table-cell office:value-type="float" office:value="4388400" calcext:value-type="float">
            <text:p>4388400</text:p>
          </table:table-cell>
          <table:table-cell office:value-type="float" office:value="4389966" calcext:value-type="float">
            <text:p>4389966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596200" calcext:value-type="float">
            <text:p>5596200</text:p>
          </table:table-cell>
          <table:table-cell office:value-type="float" office:value="5843900" calcext:value-type="float">
            <text:p>5843900</text:p>
          </table:table-cell>
          <table:table-cell office:value-type="float" office:value="5898700" calcext:value-type="float">
            <text:p>5898700</text:p>
          </table:table-cell>
          <table:table-cell table:formula="of:=([.B8]+[.C8]+[.D8])/3" office:value-type="float" office:value="5779600" calcext:value-type="float">
            <text:p>57796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616200" calcext:value-type="float">
            <text:p>5616200</text:p>
          </table:table-cell>
          <table:table-cell office:value-type="float" office:value="6351300" calcext:value-type="float">
            <text:p>6351300</text:p>
          </table:table-cell>
          <table:table-cell office:value-type="float" office:value="5578000" calcext:value-type="float">
            <text:p>5578000</text:p>
          </table:table-cell>
          <table:table-cell table:formula="of:=([.B9]+[.C9]+[.D9])/3" office:value-type="float" office:value="5848500" calcext:value-type="float">
            <text:p>58485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729200" calcext:value-type="float">
            <text:p>7729200</text:p>
          </table:table-cell>
          <table:table-cell office:value-type="float" office:value="8267300" calcext:value-type="float">
            <text:p>8267300</text:p>
          </table:table-cell>
          <table:table-cell office:value-type="float" office:value="7444000" calcext:value-type="float">
            <text:p>7444000</text:p>
          </table:table-cell>
          <table:table-cell table:formula="of:=([.B10]+[.C10]+[.D10])/3" office:value-type="float" office:value="7813500" calcext:value-type="float">
            <text:p>78135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495200" calcext:value-type="float">
            <text:p>7495200</text:p>
          </table:table-cell>
          <table:table-cell office:value-type="float" office:value="7373200" calcext:value-type="float">
            <text:p>7373200</text:p>
          </table:table-cell>
          <table:table-cell office:value-type="float" office:value="8910500" calcext:value-type="float">
            <text:p>8910500</text:p>
          </table:table-cell>
          <table:table-cell table:formula="of:=([.B11]+[.C11]+[.D11])/3" office:value-type="float" office:value="7926300" calcext:value-type="float">
            <text:p>7926300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074700" calcext:value-type="float">
            <text:p>11074700</text:p>
          </table:table-cell>
          <table:table-cell office:value-type="float" office:value="11091700" calcext:value-type="float">
            <text:p>11091700</text:p>
          </table:table-cell>
          <table:table-cell office:value-type="float" office:value="10774400" calcext:value-type="float">
            <text:p>10774400</text:p>
          </table:table-cell>
          <table:table-cell office:value-type="float" office:value="10980266" calcext:value-type="float">
            <text:p>10980266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764000" calcext:value-type="float">
            <text:p>12764000</text:p>
          </table:table-cell>
          <table:table-cell office:value-type="float" office:value="12604000" calcext:value-type="float">
            <text:p>12604000</text:p>
          </table:table-cell>
          <table:table-cell office:value-type="float" office:value="12577400" calcext:value-type="float">
            <text:p>12577400</text:p>
          </table:table-cell>
          <table:table-cell office:value-type="float" office:value="12648466" calcext:value-type="float">
            <text:p>12648466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4235500" calcext:value-type="float">
            <text:p>14235500</text:p>
          </table:table-cell>
          <table:table-cell office:value-type="float" office:value="13682700" calcext:value-type="float">
            <text:p>13682700</text:p>
          </table:table-cell>
          <table:table-cell office:value-type="float" office:value="13582100" calcext:value-type="float">
            <text:p>13582100</text:p>
          </table:table-cell>
          <table:table-cell office:value-type="float" office:value="13615633" calcext:value-type="float">
            <text:p>13615633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85400" calcext:value-type="float">
            <text:p>15085400</text:p>
          </table:table-cell>
          <table:table-cell office:value-type="float" office:value="13915200" calcext:value-type="float">
            <text:p>13915200</text:p>
          </table:table-cell>
          <table:table-cell office:value-type="float" office:value="12850100" calcext:value-type="float">
            <text:p>12850100</text:p>
          </table:table-cell>
          <table:table-cell office:value-type="float" office:value="13950233" calcext:value-type="float">
            <text:p>13950233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6516400" calcext:value-type="float">
            <text:p>16516400</text:p>
          </table:table-cell>
          <table:table-cell office:value-type="float" office:value="13420400" calcext:value-type="float">
            <text:p>13420400</text:p>
          </table:table-cell>
          <table:table-cell office:value-type="float" office:value="15829900" calcext:value-type="float">
            <text:p>15829900</text:p>
          </table:table-cell>
          <table:table-cell office:value-type="float" office:value="15255566" calcext:value-type="float">
            <text:p>1525556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083700" calcext:value-type="float">
            <text:p>17083700</text:p>
          </table:table-cell>
          <table:table-cell office:value-type="float" office:value="16367600" calcext:value-type="float">
            <text:p>16367600</text:p>
          </table:table-cell>
          <table:table-cell office:value-type="float" office:value="17184600" calcext:value-type="float">
            <text:p>17184600</text:p>
          </table:table-cell>
          <table:table-cell office:value-type="float" office:value="16878633" calcext:value-type="float">
            <text:p>16878633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9352100" calcext:value-type="float">
            <text:p>19352100</text:p>
          </table:table-cell>
          <table:table-cell office:value-type="float" office:value="19632200" calcext:value-type="float">
            <text:p>19632200</text:p>
          </table:table-cell>
          <table:table-cell office:value-type="float" office:value="17197800" calcext:value-type="float">
            <text:p>17197800</text:p>
          </table:table-cell>
          <table:table-cell office:value-type="float" office:value="18727366" calcext:value-type="float">
            <text:p>1872736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847100" calcext:value-type="float">
            <text:p>15847100</text:p>
          </table:table-cell>
          <table:table-cell office:value-type="float" office:value="15412600" calcext:value-type="float">
            <text:p>15412600</text:p>
          </table:table-cell>
          <table:table-cell office:value-type="float" office:value="14891700" calcext:value-type="float">
            <text:p>14891700</text:p>
          </table:table-cell>
          <table:table-cell table:formula="of:=([.B19]+[.C19]+[.D19])/3" office:value-type="float" office:value="15383800" calcext:value-type="float">
            <text:p>15383800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6716200" calcext:value-type="float">
            <text:p>16716200</text:p>
          </table:table-cell>
          <table:table-cell office:value-type="float" office:value="16714600" calcext:value-type="float">
            <text:p>16714600</text:p>
          </table:table-cell>
          <table:table-cell office:value-type="float" office:value="23868500" calcext:value-type="float">
            <text:p>23868500</text:p>
          </table:table-cell>
          <table:table-cell office:value-type="float" office:value="19099766" calcext:value-type="float">
            <text:p>19099766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592200" calcext:value-type="float">
            <text:p>24592200</text:p>
          </table:table-cell>
          <table:table-cell office:value-type="float" office:value="23921200" calcext:value-type="float">
            <text:p>23921200</text:p>
          </table:table-cell>
          <table:table-cell office:value-type="float" office:value="23550600" calcext:value-type="float">
            <text:p>23550600</text:p>
          </table:table-cell>
          <table:table-cell office:value-type="float" office:value="24021333" calcext:value-type="float">
            <text:p>24021333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5033700" calcext:value-type="float">
            <text:p>25033700</text:p>
          </table:table-cell>
          <table:table-cell office:value-type="float" office:value="24657300" calcext:value-type="float">
            <text:p>24657300</text:p>
          </table:table-cell>
          <table:table-cell office:value-type="float" office:value="23811900" calcext:value-type="float">
            <text:p>23811900</text:p>
          </table:table-cell>
          <table:table-cell office:value-type="float" office:value="24500966" calcext:value-type="float">
            <text:p>2450096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001200" calcext:value-type="float">
            <text:p>24001200</text:p>
          </table:table-cell>
          <table:table-cell office:value-type="float" office:value="26511100" calcext:value-type="float">
            <text:p>26511100</text:p>
          </table:table-cell>
          <table:table-cell office:value-type="float" office:value="26397700" calcext:value-type="float">
            <text:p>26397700</text:p>
          </table:table-cell>
          <table:table-cell office:value-type="float" office:value="25636666" calcext:value-type="float">
            <text:p>25636666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Comparación" table:style-name="ta1">
        <table:table-column table:style-name="co1" table:number-columns-repeated="6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 table:number-columns-spanned="5" table:number-rows-spanned="1">
            <text:p>Tiempo</text:p>
          </table:table-cell>
          <table:covered-table-cell table:number-columns-repeated="4" table:style-name="Default"/>
          <table:table-cell table:number-columns-repeated="9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Selección</text:p>
          </table:table-cell>
          <table:table-cell office:value-type="string" calcext:value-type="string">
            <text:p>Inserción</text:p>
          </table:table-cell>
          <table:table-cell office:value-type="string" calcext:value-type="string">
            <text:p>ShellSort</text:p>
          </table:table-cell>
          <table:table-cell office:value-type="string" calcext:value-type="string">
            <text:p>QuickShort</text:p>
          </table:table-cell>
          <table:table-cell>
            <draw:frame draw:z-index="0" draw:style-name="gr1" draw:text-style-name="P1" svg:width="16.4cm" svg:height="9.759cm" svg:x="1.836cm" svg:y="0.126cm">
              <draw:object draw:notify-on-update-of-ranges="Comparación.A3:Comparación.A23 Comparación.B2:Comparación.B2 Comparación.B3:Comparación.B23 Comparación.C2:Comparación.C2 Comparación.C3:Comparación.C23 Comparación.D2:Comparación.D2 Comparación.D3:Comparación.D23 Comparación.E2:Comparación.E2 Comparación.E3:Comparación.E23 Comparación.F2:Comparación.F2 Comparación.F3:Comparación.F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6.4cm" svg:height="9.759cm" svg:x="1.736cm" svg:y="0.151cm">
              <draw:object draw:notify-on-update-of-ranges="Comparación.A3:Comparación.A23 Comparación.E2:Comparación.E2 Comparación.E3:Comparación.E23 Comparación.F2:Comparación.F2 Comparación.F3:Comparación.F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53600" calcext:value-type="float">
            <text:p>8753600</text:p>
          </table:table-cell>
          <table:table-cell office:value-type="float" office:value="9474600" calcext:value-type="float">
            <text:p>9474600</text:p>
          </table:table-cell>
          <table:table-cell office:value-type="float" office:value="6022400" calcext:value-type="float">
            <text:p>6022400</text:p>
          </table:table-cell>
          <table:table-cell office:value-type="float" office:value="1627100" calcext:value-type="float">
            <text:p>1627100</text:p>
          </table:table-cell>
          <table:table-cell office:value-type="float" office:value="678233" calcext:value-type="float">
            <text:p>678233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1942233" calcext:value-type="float">
            <text:p>71942233</text:p>
          </table:table-cell>
          <table:table-cell office:value-type="float" office:value="24239833" calcext:value-type="float">
            <text:p>24239833</text:p>
          </table:table-cell>
          <table:table-cell office:value-type="float" office:value="17431300" calcext:value-type="float">
            <text:p>17431300</text:p>
          </table:table-cell>
          <table:table-cell office:value-type="float" office:value="3486166" calcext:value-type="float">
            <text:p>3486166</text:p>
          </table:table-cell>
          <table:table-cell office:value-type="float" office:value="1566433" calcext:value-type="float">
            <text:p>1566433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7710900" calcext:value-type="float">
            <text:p>307710900</text:p>
          </table:table-cell>
          <table:table-cell office:value-type="float" office:value="82224666" calcext:value-type="float">
            <text:p>82224666</text:p>
          </table:table-cell>
          <table:table-cell office:value-type="float" office:value="41636933" calcext:value-type="float">
            <text:p>41636933</text:p>
          </table:table-cell>
          <table:table-cell office:value-type="float" office:value="2519266" calcext:value-type="float">
            <text:p>2519266</text:p>
          </table:table-cell>
          <table:table-cell office:value-type="float" office:value="2148333" calcext:value-type="float">
            <text:p>2148333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5609633" calcext:value-type="float">
            <text:p>635609633</text:p>
          </table:table-cell>
          <table:table-cell office:value-type="float" office:value="203729100" calcext:value-type="float">
            <text:p>203729100</text:p>
          </table:table-cell>
          <table:table-cell office:value-type="float" office:value="99710666" calcext:value-type="float">
            <text:p>99710666</text:p>
          </table:table-cell>
          <table:table-cell office:value-type="float" office:value="3625600" calcext:value-type="float">
            <text:p>3625600</text:p>
          </table:table-cell>
          <table:table-cell office:value-type="float" office:value="3884966" calcext:value-type="float">
            <text:p>3884966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63395366.66667" calcext:value-type="float">
            <text:p>1063395366,66667</text:p>
          </table:table-cell>
          <table:table-cell office:value-type="float" office:value="339712933" calcext:value-type="float">
            <text:p>339712933</text:p>
          </table:table-cell>
          <table:table-cell office:value-type="float" office:value="188818166" calcext:value-type="float">
            <text:p>188818166</text:p>
          </table:table-cell>
          <table:table-cell office:value-type="float" office:value="4803066" calcext:value-type="float">
            <text:p>4803066</text:p>
          </table:table-cell>
          <table:table-cell office:value-type="float" office:value="4389966" calcext:value-type="float">
            <text:p>4389966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703899966.66667" calcext:value-type="float">
            <text:p>1703899966,66667</text:p>
          </table:table-cell>
          <table:table-cell office:value-type="float" office:value="398488500" calcext:value-type="float">
            <text:p>398488500</text:p>
          </table:table-cell>
          <table:table-cell office:value-type="float" office:value="275351533" calcext:value-type="float">
            <text:p>275351533</text:p>
          </table:table-cell>
          <table:table-cell office:value-type="float" office:value="6334866" calcext:value-type="float">
            <text:p>6334866</text:p>
          </table:table-cell>
          <table:table-cell office:value-type="float" office:value="5779600" calcext:value-type="float">
            <text:p>57796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20956136.33333" calcext:value-type="float">
            <text:p>2420956136,33333</text:p>
          </table:table-cell>
          <table:table-cell office:value-type="float" office:value="493773500" calcext:value-type="float">
            <text:p>493773500</text:p>
          </table:table-cell>
          <table:table-cell office:value-type="float" office:value="344796800" calcext:value-type="float">
            <text:p>344796800</text:p>
          </table:table-cell>
          <table:table-cell office:value-type="float" office:value="8138866" calcext:value-type="float">
            <text:p>8138866</text:p>
          </table:table-cell>
          <table:table-cell office:value-type="float" office:value="5848500" calcext:value-type="float">
            <text:p>58485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303531666.66667" calcext:value-type="float">
            <text:p>3303531666,66667</text:p>
          </table:table-cell>
          <table:table-cell office:value-type="float" office:value="670609433.333333" calcext:value-type="float">
            <text:p>670609433,333333</text:p>
          </table:table-cell>
          <table:table-cell office:value-type="float" office:value="425546333" calcext:value-type="float">
            <text:p>425546333</text:p>
          </table:table-cell>
          <table:table-cell office:value-type="float" office:value="9467366" calcext:value-type="float">
            <text:p>9467366</text:p>
          </table:table-cell>
          <table:table-cell office:value-type="float" office:value="7813500" calcext:value-type="float">
            <text:p>78135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21498233.33333" calcext:value-type="float">
            <text:p>4321498233,33333</text:p>
          </table:table-cell>
          <table:table-cell office:value-type="float" office:value="850789600" calcext:value-type="float">
            <text:p>850789600</text:p>
          </table:table-cell>
          <table:table-cell office:value-type="float" office:value="561378033" calcext:value-type="float">
            <text:p>561378033</text:p>
          </table:table-cell>
          <table:table-cell office:value-type="float" office:value="11684200" calcext:value-type="float">
            <text:p>11684200</text:p>
          </table:table-cell>
          <table:table-cell office:value-type="float" office:value="7926300" calcext:value-type="float">
            <text:p>79263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477885500" calcext:value-type="float">
            <text:p>5477885500</text:p>
          </table:table-cell>
          <table:table-cell office:value-type="float" office:value="1099435700" calcext:value-type="float">
            <text:p>1099435700</text:p>
          </table:table-cell>
          <table:table-cell office:value-type="float" office:value="701442866" calcext:value-type="float">
            <text:p>701442866</text:p>
          </table:table-cell>
          <table:table-cell office:value-type="float" office:value="13411466" calcext:value-type="float">
            <text:p>13411466</text:p>
          </table:table-cell>
          <table:table-cell office:value-type="float" office:value="10980266" calcext:value-type="float">
            <text:p>10980266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73674503" calcext:value-type="float">
            <text:p>6773674503</text:p>
          </table:table-cell>
          <table:table-cell office:value-type="float" office:value="1329793000" calcext:value-type="float">
            <text:p>1329793000</text:p>
          </table:table-cell>
          <table:table-cell office:value-type="float" office:value="865293466" calcext:value-type="float">
            <text:p>865293466</text:p>
          </table:table-cell>
          <table:table-cell office:value-type="float" office:value="14893866" calcext:value-type="float">
            <text:p>14893866</text:p>
          </table:table-cell>
          <table:table-cell office:value-type="float" office:value="12648466" calcext:value-type="float">
            <text:p>12648466</text:p>
          </table:table-cell>
          <table:table-cell table:number-columns-repeated="9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189509833.33333" calcext:value-type="float">
            <text:p>8189509833,33333</text:p>
          </table:table-cell>
          <table:table-cell office:value-type="float" office:value="1614279933.33333" calcext:value-type="float">
            <text:p>1614279933,33333</text:p>
          </table:table-cell>
          <table:table-cell office:value-type="float" office:value="1047520433.33333" calcext:value-type="float">
            <text:p>1047520433,33333</text:p>
          </table:table-cell>
          <table:table-cell office:value-type="float" office:value="14386466" calcext:value-type="float">
            <text:p>14386466</text:p>
          </table:table-cell>
          <table:table-cell office:value-type="float" office:value="13615633" calcext:value-type="float">
            <text:p>13615633</text:p>
          </table:table-cell>
          <table:table-cell table:number-columns-repeated="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73595403" calcext:value-type="float">
            <text:p>9773595403</text:p>
          </table:table-cell>
          <table:table-cell office:value-type="float" office:value="1907196633.33333" calcext:value-type="float">
            <text:p>1907196633,33333</text:p>
          </table:table-cell>
          <table:table-cell office:value-type="float" office:value="1266558800" calcext:value-type="float">
            <text:p>1266558800</text:p>
          </table:table-cell>
          <table:table-cell office:value-type="float" office:value="16183100" calcext:value-type="float">
            <text:p>16183100</text:p>
          </table:table-cell>
          <table:table-cell office:value-type="float" office:value="13950233" calcext:value-type="float">
            <text:p>13950233</text:p>
          </table:table-cell>
          <table:table-cell table:number-columns-repeated="9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1475723900" calcext:value-type="float">
            <text:p>11475723900</text:p>
          </table:table-cell>
          <table:table-cell office:value-type="float" office:value="2242395933.33333" calcext:value-type="float">
            <text:p>2242395933,33333</text:p>
          </table:table-cell>
          <table:table-cell office:value-type="float" office:value="1471520233.33333" calcext:value-type="float">
            <text:p>1471520233,33333</text:p>
          </table:table-cell>
          <table:table-cell office:value-type="float" office:value="20934900" calcext:value-type="float">
            <text:p>20934900</text:p>
          </table:table-cell>
          <table:table-cell office:value-type="float" office:value="15255566" calcext:value-type="float">
            <text:p>15255566</text:p>
          </table:table-cell>
          <table:table-cell table:number-columns-repeated="9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283361500" calcext:value-type="float">
            <text:p>13283361500</text:p>
          </table:table-cell>
          <table:table-cell office:value-type="float" office:value="2986652966.66667" calcext:value-type="float">
            <text:p>2986652966,66667</text:p>
          </table:table-cell>
          <table:table-cell office:value-type="float" office:value="1692570333.33333" calcext:value-type="float">
            <text:p>1692570333,33333</text:p>
          </table:table-cell>
          <table:table-cell office:value-type="float" office:value="20899366" calcext:value-type="float">
            <text:p>20899366</text:p>
          </table:table-cell>
          <table:table-cell office:value-type="float" office:value="16878633" calcext:value-type="float">
            <text:p>16878633</text:p>
          </table:table-cell>
          <table:table-cell table:number-columns-repeated="9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652120100" calcext:value-type="float">
            <text:p>15652120100</text:p>
          </table:table-cell>
          <table:table-cell office:value-type="float" office:value="3406635566.66667" calcext:value-type="float">
            <text:p>3406635566,66667</text:p>
          </table:table-cell>
          <table:table-cell office:value-type="float" office:value="1945931800" calcext:value-type="float">
            <text:p>1945931800</text:p>
          </table:table-cell>
          <table:table-cell office:value-type="float" office:value="25588066" calcext:value-type="float">
            <text:p>25588066</text:p>
          </table:table-cell>
          <table:table-cell office:value-type="float" office:value="18727366" calcext:value-type="float">
            <text:p>18727366</text:p>
          </table:table-cell>
          <table:table-cell table:number-columns-repeated="9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7828876400" calcext:value-type="float">
            <text:p>17828876400</text:p>
          </table:table-cell>
          <table:table-cell office:value-type="float" office:value="3406635566.66667" calcext:value-type="float">
            <text:p>3406635566,66667</text:p>
          </table:table-cell>
          <table:table-cell office:value-type="float" office:value="2218853266.66667" calcext:value-type="float">
            <text:p>2218853266,66667</text:p>
          </table:table-cell>
          <table:table-cell office:value-type="float" office:value="33275533" calcext:value-type="float">
            <text:p>33275533</text:p>
          </table:table-cell>
          <table:table-cell office:value-type="float" office:value="15383800" calcext:value-type="float">
            <text:p>15383800</text:p>
          </table:table-cell>
          <table:table-cell table:number-columns-repeated="9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9712021500" calcext:value-type="float">
            <text:p>19712021500</text:p>
          </table:table-cell>
          <table:table-cell office:value-type="float" office:value="3847451500" calcext:value-type="float">
            <text:p>3847451500</text:p>
          </table:table-cell>
          <table:table-cell office:value-type="float" office:value="2505549900" calcext:value-type="float">
            <text:p>2505549900</text:p>
          </table:table-cell>
          <table:table-cell office:value-type="float" office:value="24351600" calcext:value-type="float">
            <text:p>24351600</text:p>
          </table:table-cell>
          <table:table-cell office:value-type="float" office:value="19099766" calcext:value-type="float">
            <text:p>19099766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292205733.3333" calcext:value-type="float">
            <text:p>22292205733,3333</text:p>
          </table:table-cell>
          <table:table-cell office:value-type="float" office:value="4805718700" calcext:value-type="float">
            <text:p>4805718700</text:p>
          </table:table-cell>
          <table:table-cell office:value-type="float" office:value="2792940366.66667" calcext:value-type="float">
            <text:p>2792940366,66667</text:p>
          </table:table-cell>
          <table:table-cell office:value-type="float" office:value="28940600" calcext:value-type="float">
            <text:p>28940600</text:p>
          </table:table-cell>
          <table:table-cell office:value-type="float" office:value="24021333" calcext:value-type="float">
            <text:p>24021333</text:p>
          </table:table-cell>
          <table:table-cell table:number-columns-repeated="9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4787989300" calcext:value-type="float">
            <text:p>24787989300</text:p>
          </table:table-cell>
          <table:table-cell office:value-type="float" office:value="4805718700" calcext:value-type="float">
            <text:p>4805718700</text:p>
          </table:table-cell>
          <table:table-cell office:value-type="float" office:value="3113838866.66667" calcext:value-type="float">
            <text:p>3113838866,66667</text:p>
          </table:table-cell>
          <table:table-cell office:value-type="float" office:value="30150666" calcext:value-type="float">
            <text:p>30150666</text:p>
          </table:table-cell>
          <table:table-cell office:value-type="float" office:value="24500966" calcext:value-type="float">
            <text:p>24500966</text:p>
          </table:table-cell>
          <table:table-cell table:number-columns-repeated="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360956686.6667" calcext:value-type="float">
            <text:p>27360956686,6667</text:p>
          </table:table-cell>
          <table:table-cell office:value-type="float" office:value="5331172633.33333" calcext:value-type="float">
            <text:p>5331172633,33333</text:p>
          </table:table-cell>
          <table:table-cell office:value-type="float" office:value="3454854066.66667" calcext:value-type="float">
            <text:p>3454854066,66667</text:p>
          </table:table-cell>
          <table:table-cell office:value-type="float" office:value="33453300" calcext:value-type="float">
            <text:p>33453300</text:p>
          </table:table-cell>
          <table:table-cell office:value-type="float" office:value="25636666" calcext:value-type="float">
            <text:p>2563666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number:min-decimal-places="6" number:min-integer-digits="1"/>
    </number:number-style>
    <number:number-style style:name="N105">
      <number:number number:decimal-places="8" number:min-decimal-places="8" number:min-integer-digits="1"/>
    </number:number-style>
    <number:number-style style:name="N106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4T12:55:40.598000000</dc:date>
    <meta:editing-duration>PT3H44M1S</meta:editing-duration>
    <meta:editing-cycles>40</meta:editing-cycles>
    <meta:generator>LibreOffice/7.4.2.3$Windows_X86_64 LibreOffice_project/382eef1f22670f7f4118c8c2dd222ec7ad009daf</meta:generator>
    <meta:document-statistic meta:table-count="6" meta:cell-count="688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2cm" svg:height="9.755cm" xlink:href=".." xlink:type="simple" chart:class="chart:line" chart:style-name="ch1">
        <chart:legend chart:legend-position="end" svg:x="14.032cm" svg:y="3.831cm" style:legend-expansion="high" chart:style-name="ch2"/>
        <chart:plot-area chart:style-name="ch3" table:cell-range-address="Burbuja.A3:Burbuja.E23 Burbuja.B2:Burbuja.E2" chart:data-source-has-labels="both" svg:x="0.78cm" svg:y="0.205cm" svg:width="13.228cm" svg:height="8.905cm">
          <chart:coordinate-region svg:x="3.068cm" svg:y="0.404cm" svg:width="10.8cm" svg:height="7.39cm"/>
          <chart:axis chart:dimension="x" chart:name="primary-x" chart:style-name="ch4" chartooo:axis-type="auto">
            <chartooo:date-scale/>
            <chart:title svg:x="6.067cm" svg:y="9.195cm" chart:style-name="ch5">
              <text:p>Tamaño del array</text:p>
            </chart:title>
            <chart:categories table:cell-range-address="Burbuja.A3:Burbuja.A23"/>
            <chart:grid chart:style-name="ch6" chart:class="major"/>
          </chart:axis>
          <chart:axis chart:dimension="y" chart:name="primary-y" chart:style-name="ch4">
            <chart:title svg:x="0cm" svg:y="5.574cm" chart:style-name="ch7">
              <text:p>Tiempo (ns)</text:p>
            </chart:title>
            <chart:grid chart:style-name="ch6" chart:class="major"/>
          </chart:axis>
          <chart:series chart:style-name="ch8" chart:values-cell-range-address="Burbuja.B3:Burbuja.B23" chart:label-cell-address="Burbuja.B2:Burbuja.B2" chart:class="chart:line">
            <chart:data-point chart:repeated="21"/>
          </chart:series>
          <chart:series chart:style-name="ch9" chart:values-cell-range-address="Burbuja.C3:Burbuja.C23" chart:label-cell-address="Burbuja.C2:Burbuja.C2" chart:class="chart:line">
            <chart:data-point chart:repeated="21"/>
          </chart:series>
          <chart:series chart:style-name="ch10" chart:values-cell-range-address="Burbuja.D3:Burbuja.D23" chart:label-cell-address="Burbuja.D2:Burbuja.D2" chart:class="chart:line">
            <chart:data-point chart:repeated="21"/>
          </chart:series>
          <chart:series chart:style-name="ch11" chart:values-cell-range-address="Burbuja.E3:Burbuja.E23" chart:label-cell-address="Burbuja.E2:Burbuja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Burbuja.B2:Burbuja.B2</svg:desc>
                </draw:g>
              </table:table-cell>
              <table:table-cell office:value-type="string">
                <text:p>Prueba 2</text:p>
                <draw:g>
                  <svg:desc>Burbuja.C2:Burbuja.C2</svg:desc>
                </draw:g>
              </table:table-cell>
              <table:table-cell office:value-type="string">
                <text:p>Prueba 3</text:p>
                <draw:g>
                  <svg:desc>Burbuja.D2:Burbuja.D2</svg:desc>
                </draw:g>
              </table:table-cell>
              <table:table-cell office:value-type="string">
                <text:p>Media</text:p>
                <draw:g>
                  <svg:desc>Burbuja.E2:Burbuja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urbuja.A3:Burbuja.A23</svg:desc>
                </draw:g>
              </table:table-cell>
              <table:table-cell office:value-type="float" office:value="14413500">
                <text:p>14413500</text:p>
                <draw:g>
                  <svg:desc>Burbuja.B3:Burbuja.B23</svg:desc>
                </draw:g>
              </table:table-cell>
              <table:table-cell office:value-type="float" office:value="2910700">
                <text:p>2910700</text:p>
                <draw:g>
                  <svg:desc>Burbuja.C3:Burbuja.C23</svg:desc>
                </draw:g>
              </table:table-cell>
              <table:table-cell office:value-type="float" office:value="8936600">
                <text:p>8936600</text:p>
                <draw:g>
                  <svg:desc>Burbuja.D3:Burbuja.D23</svg:desc>
                </draw:g>
              </table:table-cell>
              <table:table-cell office:value-type="float" office:value="8753600">
                <text:p>8753600</text:p>
                <draw:g>
                  <svg:desc>Burbuja.E3:Burbuja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144700">
                <text:p>63144700</text:p>
              </table:table-cell>
              <table:table-cell office:value-type="float" office:value="75286100">
                <text:p>75286100</text:p>
              </table:table-cell>
              <table:table-cell office:value-type="float" office:value="77395900">
                <text:p>77395900</text:p>
              </table:table-cell>
              <table:table-cell office:value-type="float" office:value="71942233">
                <text:p>719422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2014900">
                <text:p>292014900</text:p>
              </table:table-cell>
              <table:table-cell office:value-type="float" office:value="328551700">
                <text:p>328551700</text:p>
              </table:table-cell>
              <table:table-cell office:value-type="float" office:value="302566100">
                <text:p>302566100</text:p>
              </table:table-cell>
              <table:table-cell office:value-type="float" office:value="307710900">
                <text:p>3077109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58406600">
                <text:p>658406600</text:p>
              </table:table-cell>
              <table:table-cell office:value-type="float" office:value="646176600">
                <text:p>646176600</text:p>
              </table:table-cell>
              <table:table-cell office:value-type="float" office:value="602252300">
                <text:p>602252300</text:p>
              </table:table-cell>
              <table:table-cell office:value-type="float" office:value="635609633">
                <text:p>6356096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67598100">
                <text:p>1067598100</text:p>
              </table:table-cell>
              <table:table-cell office:value-type="float" office:value="1065380600">
                <text:p>1065380600</text:p>
              </table:table-cell>
              <table:table-cell office:value-type="float" office:value="1057207400">
                <text:p>1057207400</text:p>
              </table:table-cell>
              <table:table-cell office:value-type="float" office:value="1063395366.66667">
                <text:p>1063395366.666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84512100">
                <text:p>1684512100</text:p>
              </table:table-cell>
              <table:table-cell office:value-type="float" office:value="1754500700">
                <text:p>1754500700</text:p>
              </table:table-cell>
              <table:table-cell office:value-type="float" office:value="1672687100">
                <text:p>1672687100</text:p>
              </table:table-cell>
              <table:table-cell office:value-type="float" office:value="1703899966.66667">
                <text:p>1703899966.6666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09612900">
                <text:p>2409612900</text:p>
              </table:table-cell>
              <table:table-cell office:value-type="float" office:value="2423326709">
                <text:p>2423326709</text:p>
              </table:table-cell>
              <table:table-cell office:value-type="float" office:value="2429928800">
                <text:p>2429928800</text:p>
              </table:table-cell>
              <table:table-cell office:value-type="float" office:value="2420956136.33333">
                <text:p>2420956136.333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296096100">
                <text:p>3296096100</text:p>
              </table:table-cell>
              <table:table-cell office:value-type="float" office:value="3299172600">
                <text:p>3299172600</text:p>
              </table:table-cell>
              <table:table-cell office:value-type="float" office:value="3315326300">
                <text:p>3315326300</text:p>
              </table:table-cell>
              <table:table-cell office:value-type="float" office:value="3303531666.66667">
                <text:p>3303531666.666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21467300">
                <text:p>4321467300</text:p>
              </table:table-cell>
              <table:table-cell office:value-type="float" office:value="4315204200">
                <text:p>4315204200</text:p>
              </table:table-cell>
              <table:table-cell office:value-type="float" office:value="4327823200">
                <text:p>4327823200</text:p>
              </table:table-cell>
              <table:table-cell office:value-type="float" office:value="4321498233.33333">
                <text:p>4321498233.3333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489693500">
                <text:p>5489693500</text:p>
              </table:table-cell>
              <table:table-cell office:value-type="float" office:value="6755631700">
                <text:p>6755631700</text:p>
              </table:table-cell>
              <table:table-cell office:value-type="float" office:value="5475145900">
                <text:p>5475145900</text:p>
              </table:table-cell>
              <table:table-cell office:value-type="float" office:value="5477885500">
                <text:p>54778855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95870800">
                <text:p>6795870800</text:p>
              </table:table-cell>
              <table:table-cell office:value-type="float" office:value="6755631709">
                <text:p>6755631709</text:p>
              </table:table-cell>
              <table:table-cell office:value-type="float" office:value="6769521000">
                <text:p>6769521000</text:p>
              </table:table-cell>
              <table:table-cell office:value-type="float" office:value="6773674503">
                <text:p>677367450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8215967800">
                <text:p>8215967800</text:p>
              </table:table-cell>
              <table:table-cell office:value-type="float" office:value="8164960300">
                <text:p>8164960300</text:p>
              </table:table-cell>
              <table:table-cell office:value-type="float" office:value="8187601400">
                <text:p>8187601400</text:p>
              </table:table-cell>
              <table:table-cell office:value-type="float" office:value="8189509833.33333">
                <text:p>81895098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774323000">
                <text:p>9774323000</text:p>
              </table:table-cell>
              <table:table-cell office:value-type="float" office:value="9786389909">
                <text:p>9786389909</text:p>
              </table:table-cell>
              <table:table-cell office:value-type="float" office:value="9760073300">
                <text:p>9760073300</text:p>
              </table:table-cell>
              <table:table-cell office:value-type="float" office:value="9773595403">
                <text:p>977359540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1468186400">
                <text:p>11468186400</text:p>
              </table:table-cell>
              <table:table-cell office:value-type="float" office:value="11464272600">
                <text:p>11464272600</text:p>
              </table:table-cell>
              <table:table-cell office:value-type="float" office:value="11494712700">
                <text:p>11494712700</text:p>
              </table:table-cell>
              <table:table-cell office:value-type="float" office:value="11475723900">
                <text:p>11475723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289603300">
                <text:p>13289603300</text:p>
              </table:table-cell>
              <table:table-cell office:value-type="float" office:value="13242169900">
                <text:p>13242169900</text:p>
              </table:table-cell>
              <table:table-cell office:value-type="float" office:value="13318311300">
                <text:p>13318311300</text:p>
              </table:table-cell>
              <table:table-cell office:value-type="float" office:value="13283361500">
                <text:p>132833615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302327300">
                <text:p>15302327300</text:p>
              </table:table-cell>
              <table:table-cell office:value-type="float" office:value="15275932000">
                <text:p>15275932000</text:p>
              </table:table-cell>
              <table:table-cell office:value-type="float" office:value="16378101000">
                <text:p>16378101000</text:p>
              </table:table-cell>
              <table:table-cell office:value-type="float" office:value="15652120100">
                <text:p>156521201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8176870300">
                <text:p>18176870300</text:p>
              </table:table-cell>
              <table:table-cell office:value-type="float" office:value="17870607100">
                <text:p>17870607100</text:p>
              </table:table-cell>
              <table:table-cell office:value-type="float" office:value="17439151800">
                <text:p>17439151800</text:p>
              </table:table-cell>
              <table:table-cell office:value-type="float" office:value="17828876400">
                <text:p>178288764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9759240800">
                <text:p>19759240800</text:p>
              </table:table-cell>
              <table:table-cell office:value-type="float" office:value="19709289700">
                <text:p>19709289700</text:p>
              </table:table-cell>
              <table:table-cell office:value-type="float" office:value="19667534000">
                <text:p>19667534000</text:p>
              </table:table-cell>
              <table:table-cell office:value-type="float" office:value="19712021500">
                <text:p>19712021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122472500">
                <text:p>22122472500</text:p>
              </table:table-cell>
              <table:table-cell office:value-type="float" office:value="22576024300">
                <text:p>22576024300</text:p>
              </table:table-cell>
              <table:table-cell office:value-type="float" office:value="22178120400">
                <text:p>22178120400</text:p>
              </table:table-cell>
              <table:table-cell office:value-type="float" office:value="22292205733.3333">
                <text:p>22292205733.3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4726577600">
                <text:p>24726577600</text:p>
              </table:table-cell>
              <table:table-cell office:value-type="float" office:value="24680881100">
                <text:p>24680881100</text:p>
              </table:table-cell>
              <table:table-cell office:value-type="float" office:value="24956509200">
                <text:p>24956509200</text:p>
              </table:table-cell>
              <table:table-cell office:value-type="float" office:value="24787989300">
                <text:p>247879893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405128260">
                <text:p>27405128260</text:p>
              </table:table-cell>
              <table:table-cell office:value-type="float" office:value="27277870000">
                <text:p>27277870000</text:p>
              </table:table-cell>
              <table:table-cell office:value-type="float" office:value="27399871800">
                <text:p>27399871800</text:p>
              </table:table-cell>
              <table:table-cell office:value-type="float" office:value="27360956686.6667">
                <text:p>27360956686.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QuickSort.A2:QuickSort.E23" chart:data-source-has-labels="both" svg:x="0.992cm" svg:y="0.207cm" svg:width="12.621cm" svg:height="8.911cm">
          <chart:coordinate-region svg:x="2.725cm" svg:y="0.406cm" svg:width="10.748cm" svg:height="7.396cm"/>
          <chart:axis chart:dimension="x" chart:name="primary-x" chart:style-name="ch4" chartooo:axis-type="auto">
            <chartooo:date-scale/>
            <chart:title svg:x="5.975cm" svg:y="9.2cm" chart:style-name="ch5">
              <text:p>Tamaño del array</text:p>
            </chart:title>
            <chart:categories table:cell-range-address="QuickSort.A3:QuickSort.A23"/>
            <chart:grid chart:style-name="ch6" chart:class="major"/>
          </chart:axis>
          <chart:axis chart:dimension="y" chart:name="primary-y" chart:style-name="ch4">
            <chart:title svg:x="0.104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QuickSort.B3:QuickSort.B23" chart:label-cell-address="QuickSort.B2:QuickSort.B2" chart:class="chart:line">
            <chart:data-point chart:repeated="21"/>
          </chart:series>
          <chart:series chart:style-name="ch9" chart:values-cell-range-address="QuickSort.C3:QuickSort.C23" chart:label-cell-address="QuickSort.C2:QuickSort.C2" chart:class="chart:line">
            <chart:data-point chart:repeated="21"/>
          </chart:series>
          <chart:series chart:style-name="ch10" chart:values-cell-range-address="QuickSort.D3:QuickSort.D23" chart:label-cell-address="QuickSort.D2:QuickSort.D2" chart:class="chart:line">
            <chart:data-point chart:repeated="21"/>
          </chart:series>
          <chart:series chart:style-name="ch11" chart:values-cell-range-address="QuickSort.E3:QuickSort.E23" chart:label-cell-address="QuickSort.E2:QuickSort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QuickSort.B2:QuickSort.B2</svg:desc>
                </draw:g>
              </table:table-cell>
              <table:table-cell office:value-type="string">
                <text:p>Prueba 2</text:p>
                <draw:g>
                  <svg:desc>QuickSort.C2:QuickSort.C2</svg:desc>
                </draw:g>
              </table:table-cell>
              <table:table-cell office:value-type="string">
                <text:p>Prueba 3</text:p>
                <draw:g>
                  <svg:desc>QuickSort.D2:QuickSort.D2</svg:desc>
                </draw:g>
              </table:table-cell>
              <table:table-cell office:value-type="string">
                <text:p>Media</text:p>
                <draw:g>
                  <svg:desc>QuickSort.E2:Quick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QuickSort.A3:QuickSort.A23</svg:desc>
                </draw:g>
              </table:table-cell>
              <table:table-cell office:value-type="float" office:value="1359200">
                <text:p>1359200</text:p>
                <draw:g>
                  <svg:desc>QuickSort.B3:QuickSort.B23</svg:desc>
                </draw:g>
              </table:table-cell>
              <table:table-cell office:value-type="float" office:value="346700">
                <text:p>346700</text:p>
                <draw:g>
                  <svg:desc>QuickSort.C3:QuickSort.C23</svg:desc>
                </draw:g>
              </table:table-cell>
              <table:table-cell office:value-type="float" office:value="328800">
                <text:p>328800</text:p>
                <draw:g>
                  <svg:desc>QuickSort.D3:QuickSort.D23</svg:desc>
                </draw:g>
              </table:table-cell>
              <table:table-cell office:value-type="float" office:value="678233">
                <text:p>678233</text:p>
                <draw:g>
                  <svg:desc>QuickSort.E3:Quick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1400">
                <text:p>1461400</text:p>
              </table:table-cell>
              <table:table-cell office:value-type="float" office:value="1282800">
                <text:p>1282800</text:p>
              </table:table-cell>
              <table:table-cell office:value-type="float" office:value="1955100">
                <text:p>1955100</text:p>
              </table:table-cell>
              <table:table-cell office:value-type="float" office:value="1566433">
                <text:p>1566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2300">
                <text:p>2122300</text:p>
              </table:table-cell>
              <table:table-cell office:value-type="float" office:value="2136000">
                <text:p>2136000</text:p>
              </table:table-cell>
              <table:table-cell office:value-type="float" office:value="2186700">
                <text:p>2186700</text:p>
              </table:table-cell>
              <table:table-cell office:value-type="float" office:value="2148333">
                <text:p>21483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90500">
                <text:p>3790500</text:p>
              </table:table-cell>
              <table:table-cell office:value-type="float" office:value="4565000">
                <text:p>4565000</text:p>
              </table:table-cell>
              <table:table-cell office:value-type="float" office:value="3299400">
                <text:p>3299400</text:p>
              </table:table-cell>
              <table:table-cell office:value-type="float" office:value="3884966">
                <text:p>38849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424100">
                <text:p>4424100</text:p>
              </table:table-cell>
              <table:table-cell office:value-type="float" office:value="4357400">
                <text:p>4357400</text:p>
              </table:table-cell>
              <table:table-cell office:value-type="float" office:value="4388400">
                <text:p>4388400</text:p>
              </table:table-cell>
              <table:table-cell office:value-type="float" office:value="4389966">
                <text:p>43899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596200">
                <text:p>5596200</text:p>
              </table:table-cell>
              <table:table-cell office:value-type="float" office:value="5843900">
                <text:p>5843900</text:p>
              </table:table-cell>
              <table:table-cell office:value-type="float" office:value="5898700">
                <text:p>5898700</text:p>
              </table:table-cell>
              <table:table-cell office:value-type="float" office:value="5779600">
                <text:p>5779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16200">
                <text:p>5616200</text:p>
              </table:table-cell>
              <table:table-cell office:value-type="float" office:value="6351300">
                <text:p>6351300</text:p>
              </table:table-cell>
              <table:table-cell office:value-type="float" office:value="5578000">
                <text:p>5578000</text:p>
              </table:table-cell>
              <table:table-cell office:value-type="float" office:value="5848500">
                <text:p>5848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729200">
                <text:p>7729200</text:p>
              </table:table-cell>
              <table:table-cell office:value-type="float" office:value="8267300">
                <text:p>8267300</text:p>
              </table:table-cell>
              <table:table-cell office:value-type="float" office:value="7444000">
                <text:p>7444000</text:p>
              </table:table-cell>
              <table:table-cell office:value-type="float" office:value="7813500">
                <text:p>78135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495200">
                <text:p>7495200</text:p>
              </table:table-cell>
              <table:table-cell office:value-type="float" office:value="7373200">
                <text:p>7373200</text:p>
              </table:table-cell>
              <table:table-cell office:value-type="float" office:value="8910500">
                <text:p>8910500</text:p>
              </table:table-cell>
              <table:table-cell office:value-type="float" office:value="7926300">
                <text:p>79263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1074700">
                <text:p>11074700</text:p>
              </table:table-cell>
              <table:table-cell office:value-type="float" office:value="11091700">
                <text:p>11091700</text:p>
              </table:table-cell>
              <table:table-cell office:value-type="float" office:value="10774400">
                <text:p>10774400</text:p>
              </table:table-cell>
              <table:table-cell office:value-type="float" office:value="10980266">
                <text:p>109802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764000">
                <text:p>12764000</text:p>
              </table:table-cell>
              <table:table-cell office:value-type="float" office:value="12604000">
                <text:p>12604000</text:p>
              </table:table-cell>
              <table:table-cell office:value-type="float" office:value="12577400">
                <text:p>12577400</text:p>
              </table:table-cell>
              <table:table-cell office:value-type="float" office:value="12648466">
                <text:p>12648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4235500">
                <text:p>14235500</text:p>
              </table:table-cell>
              <table:table-cell office:value-type="float" office:value="13682700">
                <text:p>13682700</text:p>
              </table:table-cell>
              <table:table-cell office:value-type="float" office:value="13582100">
                <text:p>13582100</text:p>
              </table:table-cell>
              <table:table-cell office:value-type="float" office:value="13615633">
                <text:p>136156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5085400">
                <text:p>15085400</text:p>
              </table:table-cell>
              <table:table-cell office:value-type="float" office:value="13915200">
                <text:p>13915200</text:p>
              </table:table-cell>
              <table:table-cell office:value-type="float" office:value="12850100">
                <text:p>12850100</text:p>
              </table:table-cell>
              <table:table-cell office:value-type="float" office:value="13950233">
                <text:p>139502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6516400">
                <text:p>16516400</text:p>
              </table:table-cell>
              <table:table-cell office:value-type="float" office:value="13420400">
                <text:p>13420400</text:p>
              </table:table-cell>
              <table:table-cell office:value-type="float" office:value="15829900">
                <text:p>15829900</text:p>
              </table:table-cell>
              <table:table-cell office:value-type="float" office:value="15255566">
                <text:p>152555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083700">
                <text:p>17083700</text:p>
              </table:table-cell>
              <table:table-cell office:value-type="float" office:value="16367600">
                <text:p>16367600</text:p>
              </table:table-cell>
              <table:table-cell office:value-type="float" office:value="17184600">
                <text:p>17184600</text:p>
              </table:table-cell>
              <table:table-cell office:value-type="float" office:value="16878633">
                <text:p>168786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9352100">
                <text:p>19352100</text:p>
              </table:table-cell>
              <table:table-cell office:value-type="float" office:value="19632200">
                <text:p>19632200</text:p>
              </table:table-cell>
              <table:table-cell office:value-type="float" office:value="17197800">
                <text:p>17197800</text:p>
              </table:table-cell>
              <table:table-cell office:value-type="float" office:value="18727366">
                <text:p>187273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847100">
                <text:p>15847100</text:p>
              </table:table-cell>
              <table:table-cell office:value-type="float" office:value="15412600">
                <text:p>15412600</text:p>
              </table:table-cell>
              <table:table-cell office:value-type="float" office:value="14891700">
                <text:p>14891700</text:p>
              </table:table-cell>
              <table:table-cell office:value-type="float" office:value="15383800">
                <text:p>153838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6716200">
                <text:p>16716200</text:p>
              </table:table-cell>
              <table:table-cell office:value-type="float" office:value="16714600">
                <text:p>16714600</text:p>
              </table:table-cell>
              <table:table-cell office:value-type="float" office:value="23868500">
                <text:p>23868500</text:p>
              </table:table-cell>
              <table:table-cell office:value-type="float" office:value="19099766">
                <text:p>190997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4592200">
                <text:p>24592200</text:p>
              </table:table-cell>
              <table:table-cell office:value-type="float" office:value="23921200">
                <text:p>23921200</text:p>
              </table:table-cell>
              <table:table-cell office:value-type="float" office:value="23550600">
                <text:p>23550600</text:p>
              </table:table-cell>
              <table:table-cell office:value-type="float" office:value="24021333">
                <text:p>24021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5033700">
                <text:p>25033700</text:p>
              </table:table-cell>
              <table:table-cell office:value-type="float" office:value="24657300">
                <text:p>24657300</text:p>
              </table:table-cell>
              <table:table-cell office:value-type="float" office:value="23811900">
                <text:p>23811900</text:p>
              </table:table-cell>
              <table:table-cell office:value-type="float" office:value="24500966">
                <text:p>24500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01200">
                <text:p>24001200</text:p>
              </table:table-cell>
              <table:table-cell office:value-type="float" office:value="26511100">
                <text:p>26511100</text:p>
              </table:table-cell>
              <table:table-cell office:value-type="float" office:value="26397700">
                <text:p>26397700</text:p>
              </table:table-cell>
              <table:table-cell office:value-type="float" office:value="25636666">
                <text:p>256366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Inserción.A2:Inserción.E23" chart:data-source-has-labels="both" svg:x="0.622cm" svg:y="0.206cm" svg:width="12.991cm" svg:height="8.912cm">
          <chart:coordinate-region svg:x="2.725cm" svg:y="0.406cm" svg:width="10.748cm" svg:height="7.396cm"/>
          <chart:axis chart:dimension="x" chart:name="primary-x" chart:style-name="ch4" chartooo:axis-type="auto">
            <chartooo:date-scale/>
            <chart:title svg:x="5.79cm" svg:y="9.2cm" chart:style-name="ch5">
              <text:p>Tamaño del array</text:p>
            </chart:title>
            <chart:categories table:cell-range-address="Inserción.A3:Inserción.A23"/>
            <chart:grid chart:style-name="ch6" chart:class="major"/>
          </chart:axis>
          <chart:axis chart:dimension="y" chart:name="primary-y" chart:style-name="ch4">
            <chart:title svg:x="0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Inserción.B3:Inserción.B23" chart:label-cell-address="Inserción.B2:Inserción.B2" chart:class="chart:line">
            <chart:data-point chart:repeated="21"/>
          </chart:series>
          <chart:series chart:style-name="ch9" chart:values-cell-range-address="Inserción.C3:Inserción.C23" chart:label-cell-address="Inserción.C2:Inserción.C2" chart:class="chart:line">
            <chart:data-point chart:repeated="21"/>
          </chart:series>
          <chart:series chart:style-name="ch10" chart:values-cell-range-address="Inserción.D3:Inserción.D23" chart:label-cell-address="Inserción.D2:Inserción.D2" chart:class="chart:line">
            <chart:data-point chart:repeated="21"/>
          </chart:series>
          <chart:series chart:style-name="ch11" chart:values-cell-range-address="Inserción.E3:Inserción.E23" chart:label-cell-address="Inserción.E2:Inserción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Inserción.B2:Inserción.B2</svg:desc>
                </draw:g>
              </table:table-cell>
              <table:table-cell office:value-type="string">
                <text:p>Prueba 2</text:p>
                <draw:g>
                  <svg:desc>Inserción.C2:Inserción.C2</svg:desc>
                </draw:g>
              </table:table-cell>
              <table:table-cell office:value-type="string">
                <text:p>Prueba 3</text:p>
                <draw:g>
                  <svg:desc>Inserción.D2:Inserción.D2</svg:desc>
                </draw:g>
              </table:table-cell>
              <table:table-cell office:value-type="string">
                <text:p>Media</text:p>
                <draw:g>
                  <svg:desc>Inserción.E2:Inser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nserción.A3:Inserción.A23</svg:desc>
                </draw:g>
              </table:table-cell>
              <table:table-cell office:value-type="float" office:value="10494700">
                <text:p>10494700</text:p>
                <draw:g>
                  <svg:desc>Inserción.B3:Inserción.B23</svg:desc>
                </draw:g>
              </table:table-cell>
              <table:table-cell office:value-type="float" office:value="3848300">
                <text:p>3848300</text:p>
                <draw:g>
                  <svg:desc>Inserción.C3:Inserción.C23</svg:desc>
                </draw:g>
              </table:table-cell>
              <table:table-cell office:value-type="float" office:value="3724200">
                <text:p>3724200</text:p>
                <draw:g>
                  <svg:desc>Inserción.D3:Inserción.D23</svg:desc>
                </draw:g>
              </table:table-cell>
              <table:table-cell office:value-type="float" office:value="6022400">
                <text:p>6022400</text:p>
                <draw:g>
                  <svg:desc>Inserción.E3:Inser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071700">
                <text:p>28071700</text:p>
              </table:table-cell>
              <table:table-cell office:value-type="float" office:value="12808400">
                <text:p>12808400</text:p>
              </table:table-cell>
              <table:table-cell office:value-type="float" office:value="11413800">
                <text:p>11413800</text:p>
              </table:table-cell>
              <table:table-cell office:value-type="float" office:value="17431300">
                <text:p>174313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742800">
                <text:p>42742800</text:p>
              </table:table-cell>
              <table:table-cell office:value-type="float" office:value="41729000">
                <text:p>41729000</text:p>
              </table:table-cell>
              <table:table-cell office:value-type="float" office:value="40439000">
                <text:p>40439000</text:p>
              </table:table-cell>
              <table:table-cell office:value-type="float" office:value="41636933">
                <text:p>416369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0559200">
                <text:p>110559200</text:p>
              </table:table-cell>
              <table:table-cell office:value-type="float" office:value="95998900">
                <text:p>95998900</text:p>
              </table:table-cell>
              <table:table-cell office:value-type="float" office:value="92573900">
                <text:p>92573900</text:p>
              </table:table-cell>
              <table:table-cell office:value-type="float" office:value="99710666">
                <text:p>997106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9417100">
                <text:p>209417100</text:p>
              </table:table-cell>
              <table:table-cell office:value-type="float" office:value="181997400">
                <text:p>181997400</text:p>
              </table:table-cell>
              <table:table-cell office:value-type="float" office:value="175940000">
                <text:p>175940000</text:p>
              </table:table-cell>
              <table:table-cell office:value-type="float" office:value="188818166">
                <text:p>1888181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63290500">
                <text:p>263290500</text:p>
              </table:table-cell>
              <table:table-cell office:value-type="float" office:value="280403600">
                <text:p>280403600</text:p>
              </table:table-cell>
              <table:table-cell office:value-type="float" office:value="282360500">
                <text:p>282360500</text:p>
              </table:table-cell>
              <table:table-cell office:value-type="float" office:value="275351533">
                <text:p>27535153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80205100">
                <text:p>380205100</text:p>
              </table:table-cell>
              <table:table-cell office:value-type="float" office:value="343405400">
                <text:p>343405400</text:p>
              </table:table-cell>
              <table:table-cell office:value-type="float" office:value="310779900">
                <text:p>310779900</text:p>
              </table:table-cell>
              <table:table-cell office:value-type="float" office:value="344796800">
                <text:p>344796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29254100">
                <text:p>429254100</text:p>
              </table:table-cell>
              <table:table-cell office:value-type="float" office:value="421735300">
                <text:p>421735300</text:p>
              </table:table-cell>
              <table:table-cell office:value-type="float" office:value="425649600">
                <text:p>425649600</text:p>
              </table:table-cell>
              <table:table-cell office:value-type="float" office:value="425546333">
                <text:p>425546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52902600">
                <text:p>552902600</text:p>
              </table:table-cell>
              <table:table-cell office:value-type="float" office:value="580447500">
                <text:p>580447500</text:p>
              </table:table-cell>
              <table:table-cell office:value-type="float" office:value="550784000">
                <text:p>550784000</text:p>
              </table:table-cell>
              <table:table-cell office:value-type="float" office:value="561378033">
                <text:p>56137803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96295500">
                <text:p>696295500</text:p>
              </table:table-cell>
              <table:table-cell office:value-type="float" office:value="710108300">
                <text:p>710108300</text:p>
              </table:table-cell>
              <table:table-cell office:value-type="float" office:value="697924800">
                <text:p>697924800</text:p>
              </table:table-cell>
              <table:table-cell office:value-type="float" office:value="701442866">
                <text:p>7014428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63217000">
                <text:p>863217000</text:p>
              </table:table-cell>
              <table:table-cell office:value-type="float" office:value="861618900">
                <text:p>861618900</text:p>
              </table:table-cell>
              <table:table-cell office:value-type="float" office:value="871044500">
                <text:p>871044500</text:p>
              </table:table-cell>
              <table:table-cell office:value-type="float" office:value="865293466">
                <text:p>865293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41906000">
                <text:p>1041906000</text:p>
              </table:table-cell>
              <table:table-cell office:value-type="float" office:value="1044694700">
                <text:p>1044694700</text:p>
              </table:table-cell>
              <table:table-cell office:value-type="float" office:value="1055960600">
                <text:p>1055960600</text:p>
              </table:table-cell>
              <table:table-cell office:value-type="float" office:value="1047520433.33333">
                <text:p>10475204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79930600">
                <text:p>1279930600</text:p>
              </table:table-cell>
              <table:table-cell office:value-type="float" office:value="1236751800">
                <text:p>1236751800</text:p>
              </table:table-cell>
              <table:table-cell office:value-type="float" office:value="1282994000">
                <text:p>1282994000</text:p>
              </table:table-cell>
              <table:table-cell office:value-type="float" office:value="1266558800">
                <text:p>12665588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454605700">
                <text:p>1454605700</text:p>
              </table:table-cell>
              <table:table-cell office:value-type="float" office:value="1470399000">
                <text:p>1470399000</text:p>
              </table:table-cell>
              <table:table-cell office:value-type="float" office:value="1489556000">
                <text:p>1489556000</text:p>
              </table:table-cell>
              <table:table-cell office:value-type="float" office:value="1471520233.33333">
                <text:p>1471520233.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04518700">
                <text:p>1704518700</text:p>
              </table:table-cell>
              <table:table-cell office:value-type="float" office:value="1689328000">
                <text:p>1689328000</text:p>
              </table:table-cell>
              <table:table-cell office:value-type="float" office:value="1683864300">
                <text:p>1683864300</text:p>
              </table:table-cell>
              <table:table-cell office:value-type="float" office:value="1692570333.33333">
                <text:p>1692570333.333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945503700">
                <text:p>1945503700</text:p>
              </table:table-cell>
              <table:table-cell office:value-type="float" office:value="1953361900">
                <text:p>1953361900</text:p>
              </table:table-cell>
              <table:table-cell office:value-type="float" office:value="1938929800">
                <text:p>1938929800</text:p>
              </table:table-cell>
              <table:table-cell office:value-type="float" office:value="1945931800">
                <text:p>19459318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199331200">
                <text:p>2199331200</text:p>
              </table:table-cell>
              <table:table-cell office:value-type="float" office:value="2206452000">
                <text:p>2206452000</text:p>
              </table:table-cell>
              <table:table-cell office:value-type="float" office:value="2250776600">
                <text:p>2250776600</text:p>
              </table:table-cell>
              <table:table-cell office:value-type="float" office:value="2218853266.66667">
                <text:p>2218853266.666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489188500">
                <text:p>2489188500</text:p>
              </table:table-cell>
              <table:table-cell office:value-type="float" office:value="2498074800">
                <text:p>2498074800</text:p>
              </table:table-cell>
              <table:table-cell office:value-type="float" office:value="2529386400">
                <text:p>2529386400</text:p>
              </table:table-cell>
              <table:table-cell office:value-type="float" office:value="2505549900">
                <text:p>2505549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785768800">
                <text:p>2785768800</text:p>
              </table:table-cell>
              <table:table-cell office:value-type="float" office:value="2783943200">
                <text:p>2783943200</text:p>
              </table:table-cell>
              <table:table-cell office:value-type="float" office:value="2809109100">
                <text:p>2809109100</text:p>
              </table:table-cell>
              <table:table-cell office:value-type="float" office:value="2792940366.66667">
                <text:p>2792940366.6666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105263700">
                <text:p>3105263700</text:p>
              </table:table-cell>
              <table:table-cell office:value-type="float" office:value="3114128900">
                <text:p>3114128900</text:p>
              </table:table-cell>
              <table:table-cell office:value-type="float" office:value="3122124000">
                <text:p>3122124000</text:p>
              </table:table-cell>
              <table:table-cell office:value-type="float" office:value="3113838866.66667">
                <text:p>3113838866.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451866300">
                <text:p>3451866300</text:p>
              </table:table-cell>
              <table:table-cell office:value-type="float" office:value="3469302400">
                <text:p>3469302400</text:p>
              </table:table-cell>
              <table:table-cell office:value-type="float" office:value="3443393500">
                <text:p>3443393500</text:p>
              </table:table-cell>
              <table:table-cell office:value-type="float" office:value="3454854066.66667">
                <text:p>3454854066.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681cm" svg:y="3.834cm" style:legend-expansion="high" chart:style-name="ch2"/>
        <chart:plot-area chart:style-name="ch3" table:cell-range-address="ShellSort.A3:ShellSort.E23 ShellSort.B2:ShellSort.E2" chart:data-source-has-labels="both" svg:x="0.992cm" svg:y="0.207cm" svg:width="12.621cm" svg:height="8.911cm">
          <chart:coordinate-region svg:x="2.725cm" svg:y="0.406cm" svg:width="10.748cm" svg:height="7.396cm"/>
          <chart:axis chart:dimension="x" chart:name="primary-x" chart:style-name="ch4" chartooo:axis-type="auto">
            <chartooo:date-scale/>
            <chart:title svg:x="5.975cm" svg:y="9.2cm" chart:style-name="ch5">
              <text:p>Tamaño del array</text:p>
            </chart:title>
            <chart:categories table:cell-range-address="ShellSort.A3:ShellSort.A23"/>
            <chart:grid chart:style-name="ch6" chart:class="major"/>
          </chart:axis>
          <chart:axis chart:dimension="y" chart:name="primary-y" chart:style-name="ch4">
            <chart:title svg:x="0.104cm" svg:y="5.579cm" chart:style-name="ch7">
              <text:p>Tiempo (ns)</text:p>
            </chart:title>
            <chart:grid chart:style-name="ch6" chart:class="major"/>
          </chart:axis>
          <chart:series chart:style-name="ch8" chart:values-cell-range-address="ShellSort.B3:ShellSort.B23" chart:label-cell-address="ShellSort.B2:ShellSort.B2" chart:class="chart:line">
            <chart:data-point chart:repeated="21"/>
          </chart:series>
          <chart:series chart:style-name="ch9" chart:values-cell-range-address="ShellSort.C3:ShellSort.C23" chart:label-cell-address="ShellSort.C2:ShellSort.C2" chart:class="chart:line">
            <chart:data-point chart:repeated="21"/>
          </chart:series>
          <chart:series chart:style-name="ch10" chart:values-cell-range-address="ShellSort.D3:ShellSort.D23" chart:label-cell-address="ShellSort.D2:ShellSort.D2" chart:class="chart:line">
            <chart:data-point chart:repeated="21"/>
          </chart:series>
          <chart:series chart:style-name="ch11" chart:values-cell-range-address="ShellSort.E3:ShellSort.E23" chart:label-cell-address="ShellSort.E2:ShellSort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hellSort.B2:ShellSort.B2</svg:desc>
                </draw:g>
              </table:table-cell>
              <table:table-cell office:value-type="string">
                <text:p>Prueba 2</text:p>
                <draw:g>
                  <svg:desc>ShellSort.C2:ShellSort.C2</svg:desc>
                </draw:g>
              </table:table-cell>
              <table:table-cell office:value-type="string">
                <text:p>Prueba 3</text:p>
                <draw:g>
                  <svg:desc>ShellSort.D2:ShellSort.D2</svg:desc>
                </draw:g>
              </table:table-cell>
              <table:table-cell office:value-type="string">
                <text:p>Media</text:p>
                <draw:g>
                  <svg:desc>ShellSort.E2:ShellSort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llSort.A3:ShellSort.A23</svg:desc>
                </draw:g>
              </table:table-cell>
              <table:table-cell office:value-type="float" office:value="1713300">
                <text:p>1713300</text:p>
                <draw:g>
                  <svg:desc>ShellSort.B3:ShellSort.B23</svg:desc>
                </draw:g>
              </table:table-cell>
              <table:table-cell office:value-type="float" office:value="1606000">
                <text:p>1606000</text:p>
                <draw:g>
                  <svg:desc>ShellSort.C3:ShellSort.C23</svg:desc>
                </draw:g>
              </table:table-cell>
              <table:table-cell office:value-type="float" office:value="1562000">
                <text:p>1562000</text:p>
                <draw:g>
                  <svg:desc>ShellSort.D3:ShellSort.D23</svg:desc>
                </draw:g>
              </table:table-cell>
              <table:table-cell office:value-type="float" office:value="1627100">
                <text:p>1627100</text:p>
                <draw:g>
                  <svg:desc>ShellSort.E3:ShellSort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868700">
                <text:p>5868700</text:p>
              </table:table-cell>
              <table:table-cell office:value-type="float" office:value="2279500">
                <text:p>2279500</text:p>
              </table:table-cell>
              <table:table-cell office:value-type="float" office:value="2310300">
                <text:p>2310300</text:p>
              </table:table-cell>
              <table:table-cell office:value-type="float" office:value="3486166">
                <text:p>34861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684100">
                <text:p>2684100</text:p>
              </table:table-cell>
              <table:table-cell office:value-type="float" office:value="2577100">
                <text:p>2577100</text:p>
              </table:table-cell>
              <table:table-cell office:value-type="float" office:value="2296600">
                <text:p>2296600</text:p>
              </table:table-cell>
              <table:table-cell office:value-type="float" office:value="2519266">
                <text:p>25192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680100">
                <text:p>3680100</text:p>
              </table:table-cell>
              <table:table-cell office:value-type="float" office:value="3653900">
                <text:p>3653900</text:p>
              </table:table-cell>
              <table:table-cell office:value-type="float" office:value="3542800">
                <text:p>3542800</text:p>
              </table:table-cell>
              <table:table-cell office:value-type="float" office:value="3625600">
                <text:p>36256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876600">
                <text:p>4876600</text:p>
              </table:table-cell>
              <table:table-cell office:value-type="float" office:value="4822200">
                <text:p>4822200</text:p>
              </table:table-cell>
              <table:table-cell office:value-type="float" office:value="4710400">
                <text:p>4710400</text:p>
              </table:table-cell>
              <table:table-cell office:value-type="float" office:value="4803066">
                <text:p>48030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340700">
                <text:p>6340700</text:p>
              </table:table-cell>
              <table:table-cell office:value-type="float" office:value="6338600">
                <text:p>6338600</text:p>
              </table:table-cell>
              <table:table-cell office:value-type="float" office:value="6325300">
                <text:p>6325300</text:p>
              </table:table-cell>
              <table:table-cell office:value-type="float" office:value="6334866">
                <text:p>63348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207700">
                <text:p>8207700</text:p>
              </table:table-cell>
              <table:table-cell office:value-type="float" office:value="8040600">
                <text:p>8040600</text:p>
              </table:table-cell>
              <table:table-cell office:value-type="float" office:value="8168300">
                <text:p>8168300</text:p>
              </table:table-cell>
              <table:table-cell office:value-type="float" office:value="8138866">
                <text:p>813886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9758200">
                <text:p>9758200</text:p>
              </table:table-cell>
              <table:table-cell office:value-type="float" office:value="8974400">
                <text:p>8974400</text:p>
              </table:table-cell>
              <table:table-cell office:value-type="float" office:value="9669500">
                <text:p>9669500</text:p>
              </table:table-cell>
              <table:table-cell office:value-type="float" office:value="9467366">
                <text:p>94673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379700">
                <text:p>11379700</text:p>
              </table:table-cell>
              <table:table-cell office:value-type="float" office:value="11712900">
                <text:p>11712900</text:p>
              </table:table-cell>
              <table:table-cell office:value-type="float" office:value="11960000">
                <text:p>11960000</text:p>
              </table:table-cell>
              <table:table-cell office:value-type="float" office:value="11684200">
                <text:p>116842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2710700">
                <text:p>12710700</text:p>
              </table:table-cell>
              <table:table-cell office:value-type="float" office:value="13421100">
                <text:p>13421100</text:p>
              </table:table-cell>
              <table:table-cell office:value-type="float" office:value="14102600">
                <text:p>14102600</text:p>
              </table:table-cell>
              <table:table-cell office:value-type="float" office:value="13411466">
                <text:p>134114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465800">
                <text:p>14465800</text:p>
              </table:table-cell>
              <table:table-cell office:value-type="float" office:value="15485800">
                <text:p>15485800</text:p>
              </table:table-cell>
              <table:table-cell office:value-type="float" office:value="14730000">
                <text:p>14730000</text:p>
              </table:table-cell>
              <table:table-cell office:value-type="float" office:value="14893866">
                <text:p>148938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4494500">
                <text:p>14494500</text:p>
              </table:table-cell>
              <table:table-cell office:value-type="float" office:value="14664500">
                <text:p>14664500</text:p>
              </table:table-cell>
              <table:table-cell office:value-type="float" office:value="14000400">
                <text:p>14000400</text:p>
              </table:table-cell>
              <table:table-cell office:value-type="float" office:value="14386466">
                <text:p>143864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5032200">
                <text:p>15032200</text:p>
              </table:table-cell>
              <table:table-cell office:value-type="float" office:value="16371300">
                <text:p>16371300</text:p>
              </table:table-cell>
              <table:table-cell office:value-type="float" office:value="17145800">
                <text:p>17145800</text:p>
              </table:table-cell>
              <table:table-cell office:value-type="float" office:value="16183100">
                <text:p>161831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9500200">
                <text:p>19500200</text:p>
              </table:table-cell>
              <table:table-cell office:value-type="float" office:value="21882800">
                <text:p>21882800</text:p>
              </table:table-cell>
              <table:table-cell office:value-type="float" office:value="21421700">
                <text:p>21421700</text:p>
              </table:table-cell>
              <table:table-cell office:value-type="float" office:value="20934900">
                <text:p>209349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3090800">
                <text:p>23090800</text:p>
              </table:table-cell>
              <table:table-cell office:value-type="float" office:value="21014300">
                <text:p>21014300</text:p>
              </table:table-cell>
              <table:table-cell office:value-type="float" office:value="18593000">
                <text:p>18593000</text:p>
              </table:table-cell>
              <table:table-cell office:value-type="float" office:value="20899366">
                <text:p>2089936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2562700">
                <text:p>22562700</text:p>
              </table:table-cell>
              <table:table-cell office:value-type="float" office:value="23980500">
                <text:p>23980500</text:p>
              </table:table-cell>
              <table:table-cell office:value-type="float" office:value="30221000">
                <text:p>30221000</text:p>
              </table:table-cell>
              <table:table-cell office:value-type="float" office:value="25588066">
                <text:p>255880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8823100">
                <text:p>38823100</text:p>
              </table:table-cell>
              <table:table-cell office:value-type="float" office:value="34023300">
                <text:p>34023300</text:p>
              </table:table-cell>
              <table:table-cell office:value-type="float" office:value="26980200">
                <text:p>26980200</text:p>
              </table:table-cell>
              <table:table-cell office:value-type="float" office:value="33275533">
                <text:p>332755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5380300">
                <text:p>25380300</text:p>
              </table:table-cell>
              <table:table-cell office:value-type="float" office:value="25112100">
                <text:p>25112100</text:p>
              </table:table-cell>
              <table:table-cell office:value-type="float" office:value="22562400">
                <text:p>22562400</text:p>
              </table:table-cell>
              <table:table-cell office:value-type="float" office:value="24351600">
                <text:p>243516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6274300">
                <text:p>26274300</text:p>
              </table:table-cell>
              <table:table-cell office:value-type="float" office:value="30166500">
                <text:p>30166500</text:p>
              </table:table-cell>
              <table:table-cell office:value-type="float" office:value="30381000">
                <text:p>30381000</text:p>
              </table:table-cell>
              <table:table-cell office:value-type="float" office:value="28940600">
                <text:p>289406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3381000">
                <text:p>33381000</text:p>
              </table:table-cell>
              <table:table-cell office:value-type="float" office:value="28007400">
                <text:p>28007400</text:p>
              </table:table-cell>
              <table:table-cell office:value-type="float" office:value="29063600">
                <text:p>29063600</text:p>
              </table:table-cell>
              <table:table-cell office:value-type="float" office:value="30150666">
                <text:p>301506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194700">
                <text:p>33194700</text:p>
              </table:table-cell>
              <table:table-cell office:value-type="float" office:value="35130100">
                <text:p>35130100</text:p>
              </table:table-cell>
              <table:table-cell office:value-type="float" office:value="32035100">
                <text:p>32035100</text:p>
              </table:table-cell>
              <table:table-cell office:value-type="float" office:value="33453300">
                <text:p>334533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337cm" svg:y="3.585cm" style:legend-expansion="high" chart:style-name="ch2"/>
        <chart:plot-area chart:style-name="ch3" table:cell-range-address="Comparación.A3:Comparación.F23 Comparación.B2:Comparación.F2" chart:data-source-has-labels="both" svg:x="0.757cm" svg:y="0.205cm" svg:width="12.537cm" svg:height="8.91cm">
          <chart:coordinate-region svg:x="3.045cm" svg:y="0.405cm" svg:width="10.109cm" svg:height="7.394cm"/>
          <chart:axis chart:dimension="x" chart:name="primary-x" chart:style-name="ch4" chartooo:axis-type="auto">
            <chartooo:date-scale/>
            <chart:title svg:x="5.698cm" svg:y="9.2cm" chart:style-name="ch5">
              <text:p>Tamaño del array</text:p>
            </chart:title>
            <chart:categories table:cell-range-address="Comparación.A3:Comparación.A23"/>
            <chart:grid chart:style-name="ch6" chart:class="major"/>
          </chart:axis>
          <chart:axis chart:dimension="y" chart:name="primary-y" chart:style-name="ch4">
            <chart:title svg:x="0cm" svg:y="5.577cm" chart:style-name="ch7">
              <text:p>Tiempo (ns)</text:p>
            </chart:title>
            <chart:grid chart:style-name="ch6" chart:class="major"/>
          </chart:axis>
          <chart:series chart:style-name="ch8" chart:values-cell-range-address="Comparación.B3:Comparación.B23" chart:label-cell-address="Comparación.B2:Comparación.B2" chart:class="chart:line">
            <chart:data-point chart:repeated="21"/>
          </chart:series>
          <chart:series chart:style-name="ch9" chart:values-cell-range-address="Comparación.C3:Comparación.C23" chart:label-cell-address="Comparación.C2:Comparación.C2" chart:class="chart:line">
            <chart:data-point chart:repeated="21"/>
          </chart:series>
          <chart:series chart:style-name="ch10" chart:values-cell-range-address="Comparación.D3:Comparación.D23" chart:label-cell-address="Comparación.D2:Comparación.D2" chart:class="chart:line">
            <chart:data-point chart:repeated="21"/>
          </chart:series>
          <chart:series chart:style-name="ch11" chart:values-cell-range-address="Comparación.E3:Comparación.E23" chart:label-cell-address="Comparación.E2:Comparación.E2" chart:class="chart:line">
            <chart:data-point chart:repeated="21"/>
          </chart:series>
          <chart:series chart:style-name="ch12" chart:values-cell-range-address="Comparación.F3:Comparación.F23" chart:label-cell-address="Comparación.F2:Comparación.F2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buja</text:p>
                <draw:g>
                  <svg:desc>Comparación.B2:Comparación.B2</svg:desc>
                </draw:g>
              </table:table-cell>
              <table:table-cell office:value-type="string">
                <text:p>Selección</text:p>
                <draw:g>
                  <svg:desc>Comparación.C2:Comparación.C2</svg:desc>
                </draw:g>
              </table:table-cell>
              <table:table-cell office:value-type="string">
                <text:p>Inserción</text:p>
                <draw:g>
                  <svg:desc>Comparación.D2:Comparación.D2</svg:desc>
                </draw:g>
              </table:table-cell>
              <table:table-cell office:value-type="string">
                <text:p>ShellSort</text:p>
                <draw:g>
                  <svg:desc>Comparación.E2:Comparación.E2</svg:desc>
                </draw:g>
              </table:table-cell>
              <table:table-cell office:value-type="string">
                <text:p>QuickShort</text:p>
                <draw:g>
                  <svg:desc>Comparación.F2:Comparación.F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omparación.A3:Comparación.A23</svg:desc>
                </draw:g>
              </table:table-cell>
              <table:table-cell office:value-type="float" office:value="8753600">
                <text:p>8753600</text:p>
                <draw:g>
                  <svg:desc>Comparación.B3:Comparación.B23</svg:desc>
                </draw:g>
              </table:table-cell>
              <table:table-cell office:value-type="float" office:value="9474600">
                <text:p>9474600</text:p>
                <draw:g>
                  <svg:desc>Comparación.C3:Comparación.C23</svg:desc>
                </draw:g>
              </table:table-cell>
              <table:table-cell office:value-type="float" office:value="6022400">
                <text:p>6022400</text:p>
                <draw:g>
                  <svg:desc>Comparación.D3:Comparación.D23</svg:desc>
                </draw:g>
              </table:table-cell>
              <table:table-cell office:value-type="float" office:value="1627100">
                <text:p>1627100</text:p>
                <draw:g>
                  <svg:desc>Comparación.E3:Comparación.E23</svg:desc>
                </draw:g>
              </table:table-cell>
              <table:table-cell office:value-type="float" office:value="678233">
                <text:p>678233</text:p>
                <draw:g>
                  <svg:desc>Comparación.F3:Comparación.F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1942233">
                <text:p>71942233</text:p>
              </table:table-cell>
              <table:table-cell office:value-type="float" office:value="24239833">
                <text:p>24239833</text:p>
              </table:table-cell>
              <table:table-cell office:value-type="float" office:value="17431300">
                <text:p>17431300</text:p>
              </table:table-cell>
              <table:table-cell office:value-type="float" office:value="3486166">
                <text:p>3486166</text:p>
              </table:table-cell>
              <table:table-cell office:value-type="float" office:value="1566433">
                <text:p>1566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7710900">
                <text:p>307710900</text:p>
              </table:table-cell>
              <table:table-cell office:value-type="float" office:value="82224666">
                <text:p>82224666</text:p>
              </table:table-cell>
              <table:table-cell office:value-type="float" office:value="41636933">
                <text:p>41636933</text:p>
              </table:table-cell>
              <table:table-cell office:value-type="float" office:value="2519266">
                <text:p>2519266</text:p>
              </table:table-cell>
              <table:table-cell office:value-type="float" office:value="2148333">
                <text:p>21483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5609633">
                <text:p>635609633</text:p>
              </table:table-cell>
              <table:table-cell office:value-type="float" office:value="203729100">
                <text:p>203729100</text:p>
              </table:table-cell>
              <table:table-cell office:value-type="float" office:value="99710666">
                <text:p>99710666</text:p>
              </table:table-cell>
              <table:table-cell office:value-type="float" office:value="3625600">
                <text:p>3625600</text:p>
              </table:table-cell>
              <table:table-cell office:value-type="float" office:value="3884966">
                <text:p>38849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63395366.66667">
                <text:p>1063395366.66667</text:p>
              </table:table-cell>
              <table:table-cell office:value-type="float" office:value="339712933">
                <text:p>339712933</text:p>
              </table:table-cell>
              <table:table-cell office:value-type="float" office:value="188818166">
                <text:p>188818166</text:p>
              </table:table-cell>
              <table:table-cell office:value-type="float" office:value="4803066">
                <text:p>4803066</text:p>
              </table:table-cell>
              <table:table-cell office:value-type="float" office:value="4389966">
                <text:p>43899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03899966.66667">
                <text:p>1703899966.66667</text:p>
              </table:table-cell>
              <table:table-cell office:value-type="float" office:value="398488500">
                <text:p>398488500</text:p>
              </table:table-cell>
              <table:table-cell office:value-type="float" office:value="275351533">
                <text:p>275351533</text:p>
              </table:table-cell>
              <table:table-cell office:value-type="float" office:value="6334866">
                <text:p>6334866</text:p>
              </table:table-cell>
              <table:table-cell office:value-type="float" office:value="5779600">
                <text:p>5779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20956136.33333">
                <text:p>2420956136.33333</text:p>
              </table:table-cell>
              <table:table-cell office:value-type="float" office:value="493773500">
                <text:p>493773500</text:p>
              </table:table-cell>
              <table:table-cell office:value-type="float" office:value="344796800">
                <text:p>344796800</text:p>
              </table:table-cell>
              <table:table-cell office:value-type="float" office:value="8138866">
                <text:p>8138866</text:p>
              </table:table-cell>
              <table:table-cell office:value-type="float" office:value="5848500">
                <text:p>5848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303531666.66667">
                <text:p>3303531666.66667</text:p>
              </table:table-cell>
              <table:table-cell office:value-type="float" office:value="670609433.333333">
                <text:p>670609433.333333</text:p>
              </table:table-cell>
              <table:table-cell office:value-type="float" office:value="425546333">
                <text:p>425546333</text:p>
              </table:table-cell>
              <table:table-cell office:value-type="float" office:value="9467366">
                <text:p>9467366</text:p>
              </table:table-cell>
              <table:table-cell office:value-type="float" office:value="7813500">
                <text:p>78135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321498233.33333">
                <text:p>4321498233.33333</text:p>
              </table:table-cell>
              <table:table-cell office:value-type="float" office:value="850789600">
                <text:p>850789600</text:p>
              </table:table-cell>
              <table:table-cell office:value-type="float" office:value="561378033">
                <text:p>561378033</text:p>
              </table:table-cell>
              <table:table-cell office:value-type="float" office:value="11684200">
                <text:p>11684200</text:p>
              </table:table-cell>
              <table:table-cell office:value-type="float" office:value="7926300">
                <text:p>79263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477885500">
                <text:p>5477885500</text:p>
              </table:table-cell>
              <table:table-cell office:value-type="float" office:value="1099435700">
                <text:p>1099435700</text:p>
              </table:table-cell>
              <table:table-cell office:value-type="float" office:value="701442866">
                <text:p>701442866</text:p>
              </table:table-cell>
              <table:table-cell office:value-type="float" office:value="13411466">
                <text:p>13411466</text:p>
              </table:table-cell>
              <table:table-cell office:value-type="float" office:value="10980266">
                <text:p>109802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73674503">
                <text:p>6773674503</text:p>
              </table:table-cell>
              <table:table-cell office:value-type="float" office:value="1329793000">
                <text:p>1329793000</text:p>
              </table:table-cell>
              <table:table-cell office:value-type="float" office:value="865293466">
                <text:p>865293466</text:p>
              </table:table-cell>
              <table:table-cell office:value-type="float" office:value="14893866">
                <text:p>14893866</text:p>
              </table:table-cell>
              <table:table-cell office:value-type="float" office:value="12648466">
                <text:p>12648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8189509833.33333">
                <text:p>8189509833.33333</text:p>
              </table:table-cell>
              <table:table-cell office:value-type="float" office:value="1614279933.33333">
                <text:p>1614279933.33333</text:p>
              </table:table-cell>
              <table:table-cell office:value-type="float" office:value="1047520433.33333">
                <text:p>1047520433.33333</text:p>
              </table:table-cell>
              <table:table-cell office:value-type="float" office:value="14386466">
                <text:p>14386466</text:p>
              </table:table-cell>
              <table:table-cell office:value-type="float" office:value="13615633">
                <text:p>136156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773595403">
                <text:p>9773595403</text:p>
              </table:table-cell>
              <table:table-cell office:value-type="float" office:value="1907196633.33333">
                <text:p>1907196633.33333</text:p>
              </table:table-cell>
              <table:table-cell office:value-type="float" office:value="1266558800">
                <text:p>1266558800</text:p>
              </table:table-cell>
              <table:table-cell office:value-type="float" office:value="16183100">
                <text:p>16183100</text:p>
              </table:table-cell>
              <table:table-cell office:value-type="float" office:value="13950233">
                <text:p>139502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1475723900">
                <text:p>11475723900</text:p>
              </table:table-cell>
              <table:table-cell office:value-type="float" office:value="2242395933.33333">
                <text:p>2242395933.33333</text:p>
              </table:table-cell>
              <table:table-cell office:value-type="float" office:value="1471520233.33333">
                <text:p>1471520233.33333</text:p>
              </table:table-cell>
              <table:table-cell office:value-type="float" office:value="20934900">
                <text:p>20934900</text:p>
              </table:table-cell>
              <table:table-cell office:value-type="float" office:value="15255566">
                <text:p>152555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283361500">
                <text:p>13283361500</text:p>
              </table:table-cell>
              <table:table-cell office:value-type="float" office:value="2986652966.66667">
                <text:p>2986652966.66667</text:p>
              </table:table-cell>
              <table:table-cell office:value-type="float" office:value="1692570333.33333">
                <text:p>1692570333.33333</text:p>
              </table:table-cell>
              <table:table-cell office:value-type="float" office:value="20899366">
                <text:p>20899366</text:p>
              </table:table-cell>
              <table:table-cell office:value-type="float" office:value="16878633">
                <text:p>168786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652120100">
                <text:p>15652120100</text:p>
              </table:table-cell>
              <table:table-cell office:value-type="float" office:value="3406635566.66667">
                <text:p>3406635566.66667</text:p>
              </table:table-cell>
              <table:table-cell office:value-type="float" office:value="1945931800">
                <text:p>1945931800</text:p>
              </table:table-cell>
              <table:table-cell office:value-type="float" office:value="25588066">
                <text:p>25588066</text:p>
              </table:table-cell>
              <table:table-cell office:value-type="float" office:value="18727366">
                <text:p>187273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828876400">
                <text:p>17828876400</text:p>
              </table:table-cell>
              <table:table-cell office:value-type="float" office:value="3406635566.66667">
                <text:p>3406635566.66667</text:p>
              </table:table-cell>
              <table:table-cell office:value-type="float" office:value="2218853266.66667">
                <text:p>2218853266.66667</text:p>
              </table:table-cell>
              <table:table-cell office:value-type="float" office:value="33275533">
                <text:p>33275533</text:p>
              </table:table-cell>
              <table:table-cell office:value-type="float" office:value="15383800">
                <text:p>153838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9712021500">
                <text:p>19712021500</text:p>
              </table:table-cell>
              <table:table-cell office:value-type="float" office:value="3847451500">
                <text:p>3847451500</text:p>
              </table:table-cell>
              <table:table-cell office:value-type="float" office:value="2505549900">
                <text:p>2505549900</text:p>
              </table:table-cell>
              <table:table-cell office:value-type="float" office:value="24351600">
                <text:p>24351600</text:p>
              </table:table-cell>
              <table:table-cell office:value-type="float" office:value="19099766">
                <text:p>190997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292205733.3333">
                <text:p>22292205733.3333</text:p>
              </table:table-cell>
              <table:table-cell office:value-type="float" office:value="4805718700">
                <text:p>4805718700</text:p>
              </table:table-cell>
              <table:table-cell office:value-type="float" office:value="2792940366.66667">
                <text:p>2792940366.66667</text:p>
              </table:table-cell>
              <table:table-cell office:value-type="float" office:value="28940600">
                <text:p>28940600</text:p>
              </table:table-cell>
              <table:table-cell office:value-type="float" office:value="24021333">
                <text:p>24021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4787989300">
                <text:p>24787989300</text:p>
              </table:table-cell>
              <table:table-cell office:value-type="float" office:value="4805718700">
                <text:p>4805718700</text:p>
              </table:table-cell>
              <table:table-cell office:value-type="float" office:value="3113838866.66667">
                <text:p>3113838866.66667</text:p>
              </table:table-cell>
              <table:table-cell office:value-type="float" office:value="30150666">
                <text:p>30150666</text:p>
              </table:table-cell>
              <table:table-cell office:value-type="float" office:value="24500966">
                <text:p>24500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360956686.6667">
                <text:p>27360956686.6667</text:p>
              </table:table-cell>
              <table:table-cell office:value-type="float" office:value="5331172633.33333">
                <text:p>5331172633.33333</text:p>
              </table:table-cell>
              <table:table-cell office:value-type="float" office:value="3454854066.66667">
                <text:p>3454854066.66667</text:p>
              </table:table-cell>
              <table:table-cell office:value-type="float" office:value="33453300">
                <text:p>33453300</text:p>
              </table:table-cell>
              <table:table-cell office:value-type="float" office:value="25636666">
                <text:p>256366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2cm" svg:height="9.755cm" xlink:href=".." xlink:type="simple" chart:class="chart:line" chart:style-name="ch1">
        <chart:legend chart:legend-position="end" svg:x="14.032cm" svg:y="3.831cm" style:legend-expansion="high" chart:style-name="ch2"/>
        <chart:plot-area chart:style-name="ch3" table:cell-range-address="Selección.A2:Selección.E23" chart:data-source-has-labels="both" svg:x="0.965cm" svg:y="0.205cm" svg:width="13.043cm" svg:height="8.905cm">
          <chart:coordinate-region svg:x="3.068cm" svg:y="0.404cm" svg:width="10.8cm" svg:height="7.39cm"/>
          <chart:axis chart:dimension="x" chart:name="primary-x" chart:style-name="ch4" chartooo:axis-type="auto">
            <chartooo:date-scale/>
            <chart:title svg:x="6.159cm" svg:y="9.195cm" chart:style-name="ch5">
              <text:p>Tamaño del array</text:p>
            </chart:title>
            <chart:categories table:cell-range-address="Selección.A3:Selección.A23"/>
            <chart:grid chart:style-name="ch6" chart:class="major"/>
          </chart:axis>
          <chart:axis chart:dimension="y" chart:name="primary-y" chart:style-name="ch4">
            <chart:title svg:x="0.07cm" svg:y="5.574cm" chart:style-name="ch7">
              <text:p>Tiempo (ns)</text:p>
            </chart:title>
            <chart:grid chart:style-name="ch6" chart:class="major"/>
          </chart:axis>
          <chart:series chart:style-name="ch8" chart:values-cell-range-address="Selección.B3:Selección.B23" chart:label-cell-address="Selección.B2:Selección.B2" chart:class="chart:line">
            <chart:data-point chart:repeated="21"/>
          </chart:series>
          <chart:series chart:style-name="ch9" chart:values-cell-range-address="Selección.C3:Selección.C23" chart:label-cell-address="Selección.C2:Selección.C2" chart:class="chart:line">
            <chart:data-point chart:repeated="21"/>
          </chart:series>
          <chart:series chart:style-name="ch10" chart:values-cell-range-address="Selección.D3:Selección.D23" chart:label-cell-address="Selección.D2:Selección.D2" chart:class="chart:line">
            <chart:data-point chart:repeated="21"/>
          </chart:series>
          <chart:series chart:style-name="ch11" chart:values-cell-range-address="Selección.E3:Selección.E23" chart:label-cell-address="Selección.E2:Selección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Selección.B2:Selección.B2</svg:desc>
                </draw:g>
              </table:table-cell>
              <table:table-cell office:value-type="string">
                <text:p>Prueba 2</text:p>
                <draw:g>
                  <svg:desc>Selección.C2:Selección.C2</svg:desc>
                </draw:g>
              </table:table-cell>
              <table:table-cell office:value-type="string">
                <text:p>Prueba 3</text:p>
                <draw:g>
                  <svg:desc>Selección.D2:Selección.D2</svg:desc>
                </draw:g>
              </table:table-cell>
              <table:table-cell office:value-type="string">
                <text:p>Media</text:p>
                <draw:g>
                  <svg:desc>Selección.E2:Selección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elección.A3:Selección.A23</svg:desc>
                </draw:g>
              </table:table-cell>
              <table:table-cell office:value-type="float" office:value="8359300">
                <text:p>8359300</text:p>
                <draw:g>
                  <svg:desc>Selección.B3:Selección.B23</svg:desc>
                </draw:g>
              </table:table-cell>
              <table:table-cell office:value-type="float" office:value="2640900">
                <text:p>2640900</text:p>
                <draw:g>
                  <svg:desc>Selección.C3:Selección.C23</svg:desc>
                </draw:g>
              </table:table-cell>
              <table:table-cell office:value-type="float" office:value="17423600">
                <text:p>17423600</text:p>
                <draw:g>
                  <svg:desc>Selección.D3:Selección.D23</svg:desc>
                </draw:g>
              </table:table-cell>
              <table:table-cell office:value-type="float" office:value="9474600">
                <text:p>9474600</text:p>
                <draw:g>
                  <svg:desc>Selección.E3:Selección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801900">
                <text:p>26801900</text:p>
              </table:table-cell>
              <table:table-cell office:value-type="float" office:value="24080100">
                <text:p>24080100</text:p>
              </table:table-cell>
              <table:table-cell office:value-type="float" office:value="21837500">
                <text:p>21837500</text:p>
              </table:table-cell>
              <table:table-cell office:value-type="float" office:value="24239833">
                <text:p>242398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2271800">
                <text:p>72271800</text:p>
              </table:table-cell>
              <table:table-cell office:value-type="float" office:value="93269200">
                <text:p>93269200</text:p>
              </table:table-cell>
              <table:table-cell office:value-type="float" office:value="81142000">
                <text:p>81142000</text:p>
              </table:table-cell>
              <table:table-cell office:value-type="float" office:value="82224666">
                <text:p>822246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8028200">
                <text:p>188028200</text:p>
              </table:table-cell>
              <table:table-cell office:value-type="float" office:value="176809400">
                <text:p>176809400</text:p>
              </table:table-cell>
              <table:table-cell office:value-type="float" office:value="246349700">
                <text:p>246349700</text:p>
              </table:table-cell>
              <table:table-cell office:value-type="float" office:value="203729100">
                <text:p>2037291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3094800">
                <text:p>343094800</text:p>
              </table:table-cell>
              <table:table-cell office:value-type="float" office:value="365906909">
                <text:p>365906909</text:p>
              </table:table-cell>
              <table:table-cell office:value-type="float" office:value="310137100">
                <text:p>310137100</text:p>
              </table:table-cell>
              <table:table-cell office:value-type="float" office:value="339712933">
                <text:p>3397129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36436500">
                <text:p>436436500</text:p>
              </table:table-cell>
              <table:table-cell office:value-type="float" office:value="408752300">
                <text:p>408752300</text:p>
              </table:table-cell>
              <table:table-cell office:value-type="float" office:value="350276700">
                <text:p>350276700</text:p>
              </table:table-cell>
              <table:table-cell office:value-type="float" office:value="398488500">
                <text:p>3984885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09771400">
                <text:p>509771400</text:p>
              </table:table-cell>
              <table:table-cell office:value-type="float" office:value="485731300">
                <text:p>485731300</text:p>
              </table:table-cell>
              <table:table-cell office:value-type="float" office:value="485817800">
                <text:p>485817800</text:p>
              </table:table-cell>
              <table:table-cell office:value-type="float" office:value="493773500">
                <text:p>493773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68047000">
                <text:p>668047000</text:p>
              </table:table-cell>
              <table:table-cell office:value-type="float" office:value="652101100">
                <text:p>652101100</text:p>
              </table:table-cell>
              <table:table-cell office:value-type="float" office:value="691680200">
                <text:p>691680200</text:p>
              </table:table-cell>
              <table:table-cell office:value-type="float" office:value="670609433.333333">
                <text:p>670609433.333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53145300">
                <text:p>853145300</text:p>
              </table:table-cell>
              <table:table-cell office:value-type="float" office:value="848240900">
                <text:p>848240900</text:p>
              </table:table-cell>
              <table:table-cell office:value-type="float" office:value="850982600">
                <text:p>850982600</text:p>
              </table:table-cell>
              <table:table-cell office:value-type="float" office:value="850789600">
                <text:p>8507896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115843400">
                <text:p>1115843400</text:p>
              </table:table-cell>
              <table:table-cell office:value-type="float" office:value="1076628000">
                <text:p>1076628000</text:p>
              </table:table-cell>
              <table:table-cell office:value-type="float" office:value="1105835700">
                <text:p>1105835700</text:p>
              </table:table-cell>
              <table:table-cell office:value-type="float" office:value="1099435700">
                <text:p>10994357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33919300">
                <text:p>1333919300</text:p>
              </table:table-cell>
              <table:table-cell office:value-type="float" office:value="1330717800">
                <text:p>1330717800</text:p>
              </table:table-cell>
              <table:table-cell office:value-type="float" office:value="1324741900">
                <text:p>1324741900</text:p>
              </table:table-cell>
              <table:table-cell office:value-type="float" office:value="1329793000">
                <text:p>13297930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602746400">
                <text:p>1602746400</text:p>
              </table:table-cell>
              <table:table-cell office:value-type="float" office:value="1605222900">
                <text:p>1605222900</text:p>
              </table:table-cell>
              <table:table-cell office:value-type="float" office:value="1634870500">
                <text:p>1634870500</text:p>
              </table:table-cell>
              <table:table-cell office:value-type="float" office:value="1614279933.33333">
                <text:p>1614279933.333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908493200">
                <text:p>1908493200</text:p>
              </table:table-cell>
              <table:table-cell office:value-type="float" office:value="1907341500">
                <text:p>1907341500</text:p>
              </table:table-cell>
              <table:table-cell office:value-type="float" office:value="1905755200">
                <text:p>1905755200</text:p>
              </table:table-cell>
              <table:table-cell office:value-type="float" office:value="1907196633.33333">
                <text:p>1907196633.333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62147000">
                <text:p>2262147000</text:p>
              </table:table-cell>
              <table:table-cell office:value-type="float" office:value="2232797600">
                <text:p>2232797600</text:p>
              </table:table-cell>
              <table:table-cell office:value-type="float" office:value="2232243200">
                <text:p>2232243200</text:p>
              </table:table-cell>
              <table:table-cell office:value-type="float" office:value="2242395933.33333">
                <text:p>2242395933.333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004184500">
                <text:p>3004184500</text:p>
              </table:table-cell>
              <table:table-cell office:value-type="float" office:value="2973333100">
                <text:p>2973333100</text:p>
              </table:table-cell>
              <table:table-cell office:value-type="float" office:value="2982441300">
                <text:p>2982441300</text:p>
              </table:table-cell>
              <table:table-cell office:value-type="float" office:value="2986652966.66667">
                <text:p>2986652966.666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424126000">
                <text:p>3424126000</text:p>
              </table:table-cell>
              <table:table-cell office:value-type="float" office:value="3390891800">
                <text:p>3390891800</text:p>
              </table:table-cell>
              <table:table-cell office:value-type="float" office:value="3404888900">
                <text:p>3404888900</text:p>
              </table:table-cell>
              <table:table-cell office:value-type="float" office:value="3406635566.66667">
                <text:p>3406635566.6666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424126000">
                <text:p>3424126000</text:p>
              </table:table-cell>
              <table:table-cell office:value-type="float" office:value="3390891800">
                <text:p>3390891800</text:p>
              </table:table-cell>
              <table:table-cell office:value-type="float" office:value="3404888900">
                <text:p>3404888900</text:p>
              </table:table-cell>
              <table:table-cell office:value-type="float" office:value="3406635566.66667">
                <text:p>3406635566.666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850276600">
                <text:p>3850276600</text:p>
              </table:table-cell>
              <table:table-cell office:value-type="float" office:value="3828928700">
                <text:p>3828928700</text:p>
              </table:table-cell>
              <table:table-cell office:value-type="float" office:value="3863149200">
                <text:p>3863149200</text:p>
              </table:table-cell>
              <table:table-cell office:value-type="float" office:value="3847451500">
                <text:p>38474515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802745500">
                <text:p>4802745500</text:p>
              </table:table-cell>
              <table:table-cell office:value-type="float" office:value="4812997700">
                <text:p>4812997700</text:p>
              </table:table-cell>
              <table:table-cell office:value-type="float" office:value="4801412900">
                <text:p>4801412900</text:p>
              </table:table-cell>
              <table:table-cell office:value-type="float" office:value="4805718700">
                <text:p>48057187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4802745500">
                <text:p>4802745500</text:p>
              </table:table-cell>
              <table:table-cell office:value-type="float" office:value="4812997700">
                <text:p>4812997700</text:p>
              </table:table-cell>
              <table:table-cell office:value-type="float" office:value="4801412900">
                <text:p>4801412900</text:p>
              </table:table-cell>
              <table:table-cell office:value-type="float" office:value="4805718700">
                <text:p>48057187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47363200">
                <text:p>5347363200</text:p>
              </table:table-cell>
              <table:table-cell office:value-type="float" office:value="5343753800">
                <text:p>5343753800</text:p>
              </table:table-cell>
              <table:table-cell office:value-type="float" office:value="5302400900">
                <text:p>5302400900</text:p>
              </table:table-cell>
              <table:table-cell office:value-type="float" office:value="5331172633.33333">
                <text:p>5331172633.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01cm" svg:height="9.76cm" xlink:href=".." xlink:type="simple" chart:class="chart:line" chart:style-name="ch1">
        <chart:legend chart:legend-position="end" svg:x="13.337cm" svg:y="4.332cm" style:legend-expansion="high" chart:style-name="ch2"/>
        <chart:plot-area chart:style-name="ch3" table:cell-range-address="Comparación.A3:Comparación.A23 Comparación.E2:Comparación.F23" chart:data-source-has-labels="both" svg:x="1.312cm" svg:y="0.206cm" svg:width="11.982cm" svg:height="8.909cm">
          <chart:coordinate-region svg:x="3.045cm" svg:y="0.405cm" svg:width="10.109cm" svg:height="7.394cm"/>
          <chart:axis chart:dimension="x" chart:name="primary-x" chart:style-name="ch4" chartooo:axis-type="auto">
            <chartooo:date-scale/>
            <chart:title svg:x="5.976cm" svg:y="9.2cm" chart:style-name="ch5">
              <text:p>Tamaño del array</text:p>
            </chart:title>
            <chart:categories table:cell-range-address="Comparación.A3:Comparación.A23"/>
            <chart:grid chart:style-name="ch6" chart:class="major"/>
          </chart:axis>
          <chart:axis chart:dimension="y" chart:name="primary-y" chart:style-name="ch4">
            <chart:title svg:x="0.424cm" svg:y="5.577cm" chart:style-name="ch7">
              <text:p>Tiempo (ns)</text:p>
            </chart:title>
            <chart:grid chart:style-name="ch6" chart:class="major"/>
          </chart:axis>
          <chart:series chart:style-name="ch8" chart:values-cell-range-address="Comparación.E3:Comparación.E23" chart:label-cell-address="Comparación.E2:Comparación.E2" chart:class="chart:line">
            <chart:data-point chart:repeated="21"/>
          </chart:series>
          <chart:series chart:style-name="ch9" chart:values-cell-range-address="Comparación.F3:Comparación.F23" chart:label-cell-address="Comparación.F2:Comparación.F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Sort</text:p>
                <draw:g>
                  <svg:desc>Comparación.E2:Comparación.E2</svg:desc>
                </draw:g>
              </table:table-cell>
              <table:table-cell office:value-type="string">
                <text:p>QuickShort</text:p>
                <draw:g>
                  <svg:desc>Comparación.F2:Comparación.F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omparación.A3:Comparación.A23</svg:desc>
                </draw:g>
              </table:table-cell>
              <table:table-cell office:value-type="float" office:value="1627100">
                <text:p>1627100</text:p>
                <draw:g>
                  <svg:desc>Comparación.E3:Comparación.E23</svg:desc>
                </draw:g>
              </table:table-cell>
              <table:table-cell office:value-type="float" office:value="678233">
                <text:p>678233</text:p>
                <draw:g>
                  <svg:desc>Comparación.F3:Comparación.F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86166">
                <text:p>3486166</text:p>
              </table:table-cell>
              <table:table-cell office:value-type="float" office:value="1566433">
                <text:p>15664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19266">
                <text:p>2519266</text:p>
              </table:table-cell>
              <table:table-cell office:value-type="float" office:value="2148333">
                <text:p>21483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625600">
                <text:p>3625600</text:p>
              </table:table-cell>
              <table:table-cell office:value-type="float" office:value="3884966">
                <text:p>38849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803066">
                <text:p>4803066</text:p>
              </table:table-cell>
              <table:table-cell office:value-type="float" office:value="4389966">
                <text:p>43899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334866">
                <text:p>6334866</text:p>
              </table:table-cell>
              <table:table-cell office:value-type="float" office:value="5779600">
                <text:p>57796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138866">
                <text:p>8138866</text:p>
              </table:table-cell>
              <table:table-cell office:value-type="float" office:value="5848500">
                <text:p>58485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9467366">
                <text:p>9467366</text:p>
              </table:table-cell>
              <table:table-cell office:value-type="float" office:value="7813500">
                <text:p>78135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684200">
                <text:p>11684200</text:p>
              </table:table-cell>
              <table:table-cell office:value-type="float" office:value="7926300">
                <text:p>79263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3411466">
                <text:p>13411466</text:p>
              </table:table-cell>
              <table:table-cell office:value-type="float" office:value="10980266">
                <text:p>109802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893866">
                <text:p>14893866</text:p>
              </table:table-cell>
              <table:table-cell office:value-type="float" office:value="12648466">
                <text:p>1264846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4386466">
                <text:p>14386466</text:p>
              </table:table-cell>
              <table:table-cell office:value-type="float" office:value="13615633">
                <text:p>136156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6183100">
                <text:p>16183100</text:p>
              </table:table-cell>
              <table:table-cell office:value-type="float" office:value="13950233">
                <text:p>139502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0934900">
                <text:p>20934900</text:p>
              </table:table-cell>
              <table:table-cell office:value-type="float" office:value="15255566">
                <text:p>152555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0899366">
                <text:p>20899366</text:p>
              </table:table-cell>
              <table:table-cell office:value-type="float" office:value="16878633">
                <text:p>168786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5588066">
                <text:p>25588066</text:p>
              </table:table-cell>
              <table:table-cell office:value-type="float" office:value="18727366">
                <text:p>187273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3275533">
                <text:p>33275533</text:p>
              </table:table-cell>
              <table:table-cell office:value-type="float" office:value="15383800">
                <text:p>153838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4351600">
                <text:p>24351600</text:p>
              </table:table-cell>
              <table:table-cell office:value-type="float" office:value="19099766">
                <text:p>190997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8940600">
                <text:p>28940600</text:p>
              </table:table-cell>
              <table:table-cell office:value-type="float" office:value="24021333">
                <text:p>240213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30150666">
                <text:p>30150666</text:p>
              </table:table-cell>
              <table:table-cell office:value-type="float" office:value="24500966">
                <text:p>245009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453300">
                <text:p>33453300</text:p>
              </table:table-cell>
              <table:table-cell office:value-type="float" office:value="25636666">
                <text:p>256366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